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5.9444in" fo:margin-left="0.4903in" fo:margin-right="0.4903in" table:align="margins"/>
    </style:style>
    <style:style style:name="Table2.A" style:family="table-column">
      <style:table-column-properties style:column-width="5.9444in" style:rel-column-width="65535*"/>
    </style:style>
    <style:style style:name="Table2.A1" style:family="table-cell">
      <style:table-cell-properties fo:background-color="#ffff99" fo:padding="0.0382in" fo:border="0.0007in solid #000000">
        <style:background-image/>
      </style:table-cell-properties>
    </style:style>
    <style:style style:name="Table1" style:family="table">
      <style:table-properties style:width="5.9444in" fo:margin-left="0.4903in" fo:margin-right="0.4903in" table:align="margins"/>
    </style:style>
    <style:style style:name="Table1.A" style:family="table-column">
      <style:table-column-properties style:column-width="5.9444in" style:rel-column-width="65535*"/>
    </style:style>
    <style:style style:name="Table1.A1" style:family="table-cell">
      <style:table-cell-properties fo:background-color="#ffff99" fo:padding="0.0382in" fo:border="0.0007in solid #000000">
        <style:background-image/>
      </style:table-cell-properties>
    </style:style>
    <style:style style:name="Table3" style:family="table">
      <style:table-properties style:width="5.9444in" fo:margin-left="0.4903in" fo:margin-right="0.4903in" table:align="margins"/>
    </style:style>
    <style:style style:name="Table3.A" style:family="table-column">
      <style:table-column-properties style:column-width="5.9444in" style:rel-column-width="65535*"/>
    </style:style>
    <style:style style:name="Table3.A1" style:family="table-cell">
      <style:table-cell-properties fo:background-color="#ffff99" fo:padding="0.0382in" fo:border="0.0007in solid #000000">
        <style:background-image/>
      </style:table-cell-properties>
    </style:style>
    <style:style style:name="Table4" style:family="table">
      <style:table-properties style:width="5.9444in" fo:margin-left="0.4903in" fo:margin-right="0.4903in" table:align="margins"/>
    </style:style>
    <style:style style:name="Table4.A" style:family="table-column">
      <style:table-column-properties style:column-width="5.9444in" style:rel-column-width="65535*"/>
    </style:style>
    <style:style style:name="Table4.A1" style:family="table-cell">
      <style:table-cell-properties fo:background-color="#ffff99" fo:padding="0.0382in" fo:border="0.0007in solid #000000">
        <style:background-image/>
      </style:table-cell-properties>
    </style:style>
    <style:style style:name="Table5" style:family="table">
      <style:table-properties style:width="5.9444in" fo:margin-left="0.4903in" fo:margin-right="0.4903in" table:align="margins"/>
    </style:style>
    <style:style style:name="Table5.A" style:family="table-column">
      <style:table-column-properties style:column-width="5.9444in" style:rel-column-width="65535*"/>
    </style:style>
    <style:style style:name="Table5.A1" style:family="table-cell">
      <style:table-cell-properties fo:background-color="#ffff99" fo:padding="0.0382in" fo:border="0.0007in solid #000000">
        <style:background-image/>
      </style:table-cell-properties>
    </style:style>
    <style:style style:name="Table6" style:family="table">
      <style:table-properties style:width="5.9444in" fo:margin-left="0.4903in" fo:margin-right="0.4903in" table:align="margins"/>
    </style:style>
    <style:style style:name="Table6.A" style:family="table-column">
      <style:table-column-properties style:column-width="5.9444in" style:rel-column-width="65535*"/>
    </style:style>
    <style:style style:name="Table6.A1" style:family="table-cell">
      <style:table-cell-properties fo:background-color="#ffff99" fo:padding="0.0382in" fo:border="0.0007in solid #000000">
        <style:background-image/>
      </style:table-cell-properties>
    </style:style>
    <style:style style:name="Table7" style:family="table">
      <style:table-properties style:width="5.9444in" fo:margin-left="0.4903in" fo:margin-right="0.4903in" table:align="margins"/>
    </style:style>
    <style:style style:name="Table7.A" style:family="table-column">
      <style:table-column-properties style:column-width="5.9444in" style:rel-column-width="65535*"/>
    </style:style>
    <style:style style:name="Table7.A1" style:family="table-cell">
      <style:table-cell-properties fo:background-color="#ffff99" fo:padding="0.0382in" fo:border="0.0007in solid #000000">
        <style:background-image/>
      </style:table-cell-properties>
    </style:style>
    <style:style style:name="Table8" style:family="table">
      <style:table-properties style:width="5.9444in" fo:margin-left="0.4903in" fo:margin-right="0.4903in" table:align="margins"/>
    </style:style>
    <style:style style:name="Table8.A" style:family="table-column">
      <style:table-column-properties style:column-width="5.9444in" style:rel-column-width="65535*"/>
    </style:style>
    <style:style style:name="Table8.A1" style:family="table-cell">
      <style:table-cell-properties fo:background-color="#ffff99" fo:padding="0.0382in" fo:border="0.0007in solid #000000">
        <style:background-image/>
      </style:table-cell-properties>
    </style:style>
    <style:style style:name="Table9" style:family="table">
      <style:table-properties style:width="5.9444in" fo:margin-left="0.4903in" fo:margin-right="0.4903in" table:align="margins"/>
    </style:style>
    <style:style style:name="Table9.A" style:family="table-column">
      <style:table-column-properties style:column-width="5.9444in" style:rel-column-width="65535*"/>
    </style:style>
    <style:style style:name="Table9.A1" style:family="table-cell">
      <style:table-cell-properties fo:background-color="#ffff99" fo:padding="0.0382in" fo:border="0.0007in solid #000000">
        <style:background-image/>
      </style:table-cell-properties>
    </style:style>
    <style:style style:name="Table10" style:family="table">
      <style:table-properties style:width="5.9444in" fo:margin-left="0.4903in" fo:margin-right="0.4903in" table:align="margins"/>
    </style:style>
    <style:style style:name="Table10.A" style:family="table-column">
      <style:table-column-properties style:column-width="5.9444in" style:rel-column-width="65535*"/>
    </style:style>
    <style:style style:name="Table10.A1" style:family="table-cell">
      <style:table-cell-properties fo:background-color="#ffff99" fo:padding="0.0382in" fo:border="0.0007in solid #000000">
        <style:background-image/>
      </style:table-cell-properties>
    </style:style>
    <style:style style:name="P1" style:family="paragraph" style:parent-style-name="Table_20_Contents">
      <style:paragraph-properties fo:background-color="transparent">
        <style:background-image/>
      </style:paragraph-properties>
    </style:style>
    <style:style style:name="P2" style:family="paragraph" style:parent-style-name="Standard">
      <style:paragraph-properties fo:margin-left="0.5in" fo:margin-right="0in" fo:text-indent="0in" style:auto-text-indent="false"/>
    </style:style>
    <style:style style:name="P3" style:family="paragraph" style:parent-style-name="Standard">
      <style:paragraph-properties fo:margin-left="0.2598in" fo:margin-right="0.0008in" fo:text-indent="0in" style:auto-text-indent="false"/>
    </style:style>
    <style:style style:name="P4" style:family="paragraph" style:parent-style-name="Hanging_20_indent">
      <style:paragraph-properties fo:margin-left="0.2508in" fo:margin-right="0.0008in" fo:text-indent="0in" style:auto-text-indent="false"/>
    </style:style>
    <style:style style:name="P5" style:family="paragraph" style:parent-style-name="Hanging_20_indent">
      <style:paragraph-properties fo:margin-left="0.2591in" fo:margin-right="0.0008in" fo:text-indent="-0.0075in" style:auto-text-indent="false"/>
    </style:style>
    <style:style style:name="P6" style:family="paragraph" style:parent-style-name="Standard">
      <style:text-properties fo:background-color="#ffff00"/>
    </style:style>
    <style:style style:name="P7" style:family="paragraph" style:parent-style-name="Standard" style:list-style-name="L1"/>
    <style:style style:name="P8" style:family="paragraph" style:parent-style-name="Standard">
      <style:text-properties fo:font-weight="bold" style:font-weight-asian="bold" style:font-weight-complex="bold"/>
    </style:style>
    <style:style style:name="P9" style:family="paragraph" style:parent-style-name="Standard">
      <style:text-properties fo:font-weight="normal" style:font-weight-asian="normal" style:font-weight-complex="normal"/>
    </style:style>
    <style:style style:name="P10" style:family="paragraph" style:parent-style-name="Standard">
      <style:paragraph-properties fo:margin-left="0.2598in" fo:margin-right="0.0008in" fo:text-indent="0in" style:auto-text-indent="false"/>
    </style:style>
    <style:style style:name="P11" style:family="paragraph" style:parent-style-name="Table_20_Contents">
      <style:paragraph-properties fo:background-color="transparent">
        <style:background-image/>
      </style:paragraph-properties>
    </style:style>
    <style:style style:name="T1" style:family="text">
      <style:text-properties fo:font-style="italic" style:font-style-asian="italic" style:font-style-complex="italic"/>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weight="bold" style:font-weight-asian="bold" style:font-weight-complex="bold"/>
    </style:style>
    <style:style style:name="T6" style:family="text">
      <style:text-properties fo:font-size="11pt" style:font-size-asian="11pt" style:font-size-complex="11pt"/>
    </style:style>
    <style:style style:name="T7" style:family="text">
      <style:text-properties style:text-underline-style="solid" style:text-underline-width="auto" style:text-underline-color="font-color"/>
    </style:style>
    <style:style style:name="T8" style:family="text">
      <style:text-properties fo:font-weight="normal" style:font-weight-asian="normal" style:font-weight-complex="normal"/>
    </style:style>
    <style:style style:name="T9" style:family="text">
      <style:text-properties fo:font-style="normal" style:font-style-asian="normal" style:font-style-complex="normal"/>
    </style:style>
    <style:style style:name="T10" style:family="text">
      <style:text-properties fo:font-style="normal" fo:font-weight="bold" style:font-style-asian="normal" style:font-weight-asian="bold" style:font-style-complex="normal" style:font-weight-complex="bol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Getting Started With OpenDDS</text:p>
      <text:h text:style-name="Heading_20_1" text:outline-level="1">Introduction</text:h>
      <text:p text:style-name="Standard">This document walks you through all the steps necessary to build and run your first OpenDDS example program. <text:s/>Starting from a new download, we will show step by step, what actions to perform, what decisions need to be made, and what to expect. <text:s/>Then we show you how to modify the example for your own message type.</text:p>
      <text:p text:style-name="Standard"/>
      <text:p text:style-name="Standard">With this introduction, you will have a working, distributed system with separate publisher and subscriber programs. <text:s/>This document assumes you are familiar with the conceptual view of OpenDDS as described at <text:a xlink:type="simple" xlink:href="http://www.opendds.org/dds_overview.html">http://www.opendds.org/dds_overview.html</text:a></text:p>
      <text:p text:style-name="Standard"/>
      <table:table table:name="Table2" table:style-name="Table2">
        <table:table-column table:style-name="Table2.A"/>
        <table:table-row>
          <table:table-cell table:style-name="Table2.A1" office:value-type="string">
            <text:p text:style-name="P1">Note:</text:p>
            <text:p text:style-name="P5">For a detailed explanation of the mechanics of OpenDDS, including details of its API, please consult the <text:span text:style-name="T1">OpenDDS Developer's Guide </text:span>at <text:a xlink:type="simple" xlink:href="http://download.ociweb.com/OpenDDS/OpenDDS-latest.pdf">http://download.ociweb.com/OpenDDS/OpenDDS-latest.pdf</text:a></text:p>
          </table:table-cell>
        </table:table-row>
      </table:table>
      <text:p text:style-name="Standard"/>
      <text:h text:style-name="Heading_20_1" text:outline-level="1">Overview</text:h>
      <text:p text:style-name="Standard">This <text:span text:style-name="T1">Getting Started</text:span> guide, will take you through the following steps:</text:p>
      <text:p text:style-name="Standard"/>
      <text:list text:style-name="L1">
        <text:list-item>
          <text:p text:style-name="P7">Downloading and unzipping OpenDDS</text:p>
        </text:list-item>
        <text:list-item>
          <text:p text:style-name="P7">Configuring and building OpenDDS</text:p>
        </text:list-item>
        <text:list-item>
          <text:p text:style-name="P7">Building the Messenger Example</text:p>
        </text:list-item>
        <text:list-item>
          <text:p text:style-name="P7">Running the Messenger Example</text:p>
        </text:list-item>
        <text:list-item>
          <text:p text:style-name="P7">Modifying The Messenger Example</text:p>
        </text:list-item>
      </text:list>
      <text:p text:style-name="Standard"/>
      <text:p text:style-name="Standard">Lets get started...</text:p>
      <text:h text:style-name="Heading_20_1" text:outline-level="1">Downloading And Building OpenDDS</text:h>
      <text:h text:style-name="Heading_20_2" text:outline-level="2">Downloading OpenDDS</text:h>
      <text:p text:style-name="Standard">The first step is to download OpenDDS. <text:s/>Navigate to <text:a xlink:type="simple" xlink:href="http://www.opendds.org/downloads.html">http://www.opendds.org/downloads.html</text:a> and you can download the latest version. <text:s/>This page also has a link to previous releases, and instructions on downloading the latest checked in version.</text:p>
      <text:p text:style-name="Standard"/>
      <table:table table:name="Table1" table:style-name="Table1">
        <table:table-column table:style-name="Table1.A"/>
        <table:table-row>
          <table:table-cell table:style-name="Table1.A1" office:value-type="string">
            <text:p text:style-name="P1">Note:</text:p>
            <text:p text:style-name="P4">It is recommended that you download the latest release of OpenDDS.</text:p>
          </table:table-cell>
        </table:table-row>
      </table:table>
      <text:p text:style-name="Standard"/>
      <text:p text:style-name="Standard">For Windows, download the .zip version. <text:s/>On other platforms, prefer the .tar.gz file. <text:s/>Save this file in a known location.</text:p>
      <text:p text:style-name="Standard"/>
      <text:p text:style-name="Standard"/>
      <table:table table:name="Table3" table:style-name="Table3">
        <table:table-column table:style-name="Table3.A"/>
        <text:soft-page-break/>
        <table:table-row>
          <table:table-cell table:style-name="Table3.A1" office:value-type="string">
            <text:p text:style-name="P1">Note:</text:p>
            <text:p text:style-name="P3">DDS depends upon the libraries ACE and TAO. <text:s/>If you do not have versions of ACE and TAO downloaded, you <text:span text:style-name="T5">do not need to download them </text:span>yourself, the configure step below will do it for you, as well as the required build tool MPC. <text:s/>If you do not have Perl installed, you will need to download and install, version 5.10 or later.</text:p>
          </table:table-cell>
        </table:table-row>
      </table:table>
      <text:p text:style-name="Standard"/>
      <text:h text:style-name="Heading_20_2" text:outline-level="2">Installing OpenDDS Source Files</text:h>
      <text:p text:style-name="Standard">For a .tar.gz file, uncompress with tar in the installation directory. <text:s/>The following command will uncompress the tar file and create the top level directory named DDS:</text:p>
      <text:p text:style-name="Standard"/>
      <text:p text:style-name="P2"><text:span text:style-name="Source_20_Text">tar xvzf &lt;filename.tar.gz&gt; </text:span></text:p>
      <text:p text:style-name="Standard"><text:span text:style-name="Source_20_Text"/></text:p>
      <text:p text:style-name="Standard">For .zip files on Windows, you will need to open the file with your decompression utility. <text:s/>Note: for more recent versions of Windows, this is built in to Explorer, so just double-click the file and extract it.</text:p>
      <text:h text:style-name="Heading_20_2" text:outline-level="2">Configuring an OpenDDS Build</text:h>
      <text:p text:style-name="Standard">Once the source files are installed, the next step is to configure your build. <text:s/>OpenDDS includes a configuration script, called configure in the DDS root directory. <text:s/></text:p>
      <text:p text:style-name="Standard"/>
      <table:table table:name="Table4" table:style-name="Table4">
        <table:table-column table:style-name="Table4.A"/>
        <table:table-row>
          <table:table-cell table:style-name="Table4.A1" office:value-type="string">
            <text:p text:style-name="P1">Note:</text:p>
            <text:p text:style-name="P3">If you are building DDS using Visual Studio, you should open the proper version of Visual Studio Command Prompt for configuration and building DDS, so your environment will be set up properly.</text:p>
          </table:table-cell>
        </table:table-row>
      </table:table>
      <text:p text:style-name="Standard"/>
      <text:p text:style-name="Standard">The configure script will attempt to download and extract ACE and TAO, determine your compiler and build make or project files for that compiler. <text:s/></text:p>
      <text:p text:style-name="Standard"/>
      <table:table table:name="Table5" table:style-name="Table5">
        <table:table-column table:style-name="Table5.A"/>
        <table:table-row>
          <table:table-cell table:style-name="Table5.A1" office:value-type="string">
            <text:p text:style-name="P1">Note:</text:p>
            <text:p text:style-name="P3">If the configure script is unable to extract the ACE and TAO archive, you can do so yourself, or upgrade Perl to version 5.10 or later.</text:p>
          </table:table-cell>
        </table:table-row>
      </table:table>
      <text:p text:style-name="Standard"/>
      <text:p text:style-name="Standard">The configure script has several options to consider:</text:p>
      <text:h text:style-name="Heading_20_3" text:outline-level="3">Debug Information</text:h>
      <text:p text:style-name="Standard">By default, debug information will be included in the build. <text:s/>To turn debugging off, add the option</text:p>
      <text:p text:style-name="Standard"/>
      <text:p text:style-name="P2"><text:span text:style-name="Source_20_Text">--no-debug</text:span></text:p>
      <text:h text:style-name="Heading_20_3" text:outline-level="3">Optimization</text:h>
      <text:p text:style-name="Standard">By default, optimization is turned off. <text:s/>To optimize your build, add the option</text:p>
      <text:p text:style-name="Standard"><text:s/></text:p>
      <text:p text:style-name="P2"><text:span text:style-name="Source_20_Text">--optimize</text:span></text:p>
      <text:h text:style-name="Heading_20_3" text:outline-level="3"><text:soft-page-break/>Code Inlining</text:h>
      <text:p text:style-name="Standard">By default inlining of code will be turned on. <text:s/>To turn off inlining, add the option</text:p>
      <text:p text:style-name="Standard"/>
      <text:p text:style-name="P2"><text:span text:style-name="Source_20_Text">--no-inline</text:span></text:p>
      <text:h text:style-name="Heading_20_3" text:outline-level="3">Turning off Tests</text:h>
      <text:p text:style-name="Standard">DDS includes many tests, which unfortunately extend the build time. <text:s/>First-time users may want to skip building the built-in tests by specifying </text:p>
      <text:p text:style-name="Standard"/>
      <text:p text:style-name="P2"><text:span text:style-name="Source_20_Text">--no-tests</text:span></text:p>
      <text:h text:style-name="Heading_20_3" text:outline-level="3">Specifying ACE and TAO locations</text:h>
      <text:p text:style-name="Standard">If you are a current user of ACE or TAO, you can prevent them from being downloaded again by the configure script, by specifying their locations on the configure command line using:</text:p>
      <text:p text:style-name="Standard"/>
      <text:p text:style-name="P2"><text:span text:style-name="Source_20_Text">--ace=location</text:span></text:p>
      <text:p text:style-name="Standard"/>
      <text:p text:style-name="Standard">and</text:p>
      <text:p text:style-name="Standard"/>
      <text:p text:style-name="P2"><text:span text:style-name="Source_20_Text">--tao=location</text:span></text:p>
      <text:p text:style-name="Standard"/>
      <text:p text:style-name="Standard">providing the paths to their installation directories.</text:p>
      <text:h text:style-name="Heading_20_2" text:outline-level="2">Building OpenDDS</text:h>
      <text:p text:style-name="Standard">Once the configure script has been run, the configure script will give you instructions on how to build OpenDDS. <text:s/>This is likely via by running:</text:p>
      <text:p text:style-name="Standard"/>
      <text:p text:style-name="P2"><text:span text:style-name="Source_20_Text">make</text:span></text:p>
      <text:p text:style-name="P2"><text:span text:style-name="Source_20_Text"/></text:p>
      <text:p text:style-name="Standard">or opening Visual Studio. <text:s/>Visual Studio users should type the name of the .sln file output by configure, for example:</text:p>
      <text:p text:style-name="Standard"/>
      <text:p text:style-name="P2"><text:span text:style-name="Source_20_Text">Completed configuring OpenDDS, next build 'DDS_TAO.sln' using the 'Debug' configuration to compile OpenDDS and ACE+TAO.</text:span></text:p>
      <text:p text:style-name="Standard"/>
      <text:p text:style-name="Standard">In this case, type the command:</text:p>
      <text:p text:style-name="Standard"/>
      <text:p text:style-name="P2"><text:span text:style-name="Source_20_Text">DDS_TAO.sln</text:span></text:p>
      <text:p text:style-name="Standard"/>
      <text:p text:style-name="Standard">And build the solution.</text:p>
      <text:p text:style-name="Standard"/>
      <table:table table:name="Table6" table:style-name="Table6">
        <table:table-column table:style-name="Table6.A"/>
        <table:table-row>
          <table:table-cell table:style-name="Table6.A1" office:value-type="string">
            <text:p text:style-name="P1">Note:</text:p>
            <text:p text:style-name="P3">If building DDS using a command prompt or shell other than the one you ran configure in, first execute the setenv script (setenv.sh or setenv.cmd) to restore your environment. <text:s/>This will establish the necessary environment variables, including DDS_ROOT and ACE_ROOT, and make any modifications to the shell's path environment variables.</text:p>
          </table:table-cell>
        </table:table-row>
      </table:table>
      <text:h text:style-name="Heading_20_1" text:outline-level="1"><text:soft-page-break/>Messenger Example Overview</text:h>
      <text:p text:style-name="Standard">DDS includes a simple example distributed program, called Messenger. <text:s/>Messenger includes a publisher program, a subscriber program, and the IDL describing messages sent between the two. <text:s/>The publisher and subscriber programs make use of OpenDDS' Data-Centric Publish-Subscribe layer, or DCPS. <text:s/>You can find the Messenger example in DevGuideExamples/DCPS/Messenger.</text:p>
      <text:h text:style-name="Heading_20_2" text:outline-level="2">Messenger Publisher</text:h>
      <text:p text:style-name="Standard">The publisher program publishes messages to the “Movie Discussion List” topic. <text:s/>It publishes a number of messages (by default 10), and waits for the subscriber to acknowledge them. <text:s/>Once the messages have been acknowledged, the publisher program exits.</text:p>
      <text:h text:style-name="Heading_20_2" text:outline-level="2">Messenger Subscriber</text:h>
      <text:p text:style-name="Standard">The subscriber program subscribes to messages from the “Movie Discussion List” topic. <text:s/>For every message it receives, the subscriber program outputs the contents of the message to the standard output stream. <text:s/>Once the subscriber program has detected that there is no longer a data writer for the “Movie Discussion List” topic, the subscriber outputs the total number of samples received and exits.</text:p>
      <text:h text:style-name="Heading_20_2" text:outline-level="2">Messenger IDL</text:h>
      <text:p text:style-name="Standard">The IDL file defines the format of the messages publishable by the program. <text:s/>The IDL also defines the key fields used to uniquely identify these messages. <text:s/>The IDL does not, however, associate any message definition with a specific topic. <text:s/>That is done in the publisher and subscriber code. <text:s/></text:p>
      <text:p text:style-name="Standard"/>
      <text:p text:style-name="Standard">The IDL itself is compiled during the build process, and produces the raw struct definitions, plus type-specific data readers and data writers for sending and receiving these structs, along with the helper methods used by these readers and writers.</text:p>
      <text:h text:style-name="Heading_20_1" text:outline-level="1">Running The Messenger Example</text:h>
      <text:p text:style-name="Standard">The Messenger example is able to be run on a single host or multiple hosts. <text:s/>First we'll run it on a single host.</text:p>
      <text:h text:style-name="Heading_20_2" text:outline-level="2">Running Messenger on a Single Host</text:h>
      <text:p text:style-name="Standard">In order to run messenger example, you must start the publisher, the subscriber, and the Information Repository, or InfoRepo. <text:s/>The InfoRepo is used by publishers and subscribers to discover their communications partners, but is not involved in the normal data flow.</text:p>
      <text:p text:style-name="P6"/>
      <table:table table:name="Table7" table:style-name="Table7">
        <table:table-column table:style-name="Table7.A"/>
        <table:table-row>
          <table:table-cell table:style-name="Table7.A1" office:value-type="string">
            <text:p text:style-name="P1">Note:</text:p>
            <text:p text:style-name="P4">For more information on the InfoRepo, see the <text:span text:style-name="T1">OpenDDS Developer's Guide</text:span>.</text:p>
          </table:table-cell>
        </table:table-row>
      </table:table>
      <text:p text:style-name="Standard"/>
      <text:p text:style-name="Standard">For each of these commands, your environment must be set, either through the setenv script, or by permanent means.</text:p>
      <text:h text:style-name="Heading_20_3" text:outline-level="3">Starting the InfoRepo</text:h>
      <text:p text:style-name="Standard">First you need to open a shell and start the InfoRepo process. <text:s/>The InfoRepo is started by running, <text:span text:style-name="T5">from within the Messenger directory, </text:span><text:s/>the command:</text:p>
      <text:p text:style-name="Standard"><text:soft-page-break/></text:p>
      <text:p text:style-name="P2"><text:span text:style-name="Source_20_Text">$ACE_ROOT/bin/DCPSInfoRepo</text:span></text:p>
      <text:p text:style-name="Standard"/>
      <text:p text:style-name="Standard">or, similarly on Windows:</text:p>
      <text:p text:style-name="Standard"/>
      <text:p text:style-name="P2"><text:span text:style-name="Source_20_Text">%ACE_ROOT%\bin\DCPSInfoRepo</text:span></text:p>
      <text:p text:style-name="Standard"/>
      <text:p text:style-name="Standard">This command will start the InfoRepo, which will open a TCP server socket on a random available port <text:s/>for publishers and subscribers to connect to. <text:s/>The InfoRepo will produce a file named repo.ior that provides InfoRepo client processes with the information they need to connect to the InfoRepo, including the port number. <text:s/>This file is the reason the InfoRepo should be started from within the Messenger directory.</text:p>
      <text:h text:style-name="Heading_20_3" text:outline-level="3">Starting the Publisher</text:h>
      <text:p text:style-name="Standard">The publisher can be started by running this command from within the Messenger directory:</text:p>
      <text:p text:style-name="Standard"/>
      <text:p text:style-name="P2"><text:span text:style-name="Source_20_Text">publisher</text:span></text:p>
      <text:p text:style-name="Standard"/>
      <text:p text:style-name="Standard">By default, the publisher will look for the file repo.ior in its current directory, and use that to configure its connection to the InfoRepo.</text:p>
      <text:h text:style-name="Heading_20_3" text:outline-level="3">Staring the Subscriber</text:h>
      <text:p text:style-name="Standard">The subscriber can be started by running this command from within the Messenger directory:</text:p>
      <text:p text:style-name="Standard"/>
      <text:p text:style-name="P2"><text:span text:style-name="Source_20_Text">subscriber</text:span></text:p>
      <text:p text:style-name="Standard"/>
      <text:p text:style-name="Standard">Like the publisher, the subscriber will look for the file repo.ior in its current directory, and use that to configure its connection to the InfoRepo. <text:s/>When the subscriber and publisher establish their connection via the topic “Movie Discussion List”, you will see the ten messages published by publisher written to the output of the subscriber's screen.</text:p>
      <text:h text:style-name="Heading_20_2" text:outline-level="2">Running on a Single Host, With a Single Command</text:h>
      <text:p text:style-name="Standard">Another way to run the messenger example is to execute the script </text:p>
      <text:p text:style-name="Standard"/>
      <text:p text:style-name="P2"><text:span text:style-name="Source_20_Text">run_test.pl</text:span></text:p>
      <text:p text:style-name="Standard"/>
      <text:p text:style-name="Standard">in the Messenger directory. <text:s/>This will launch the publisher, subscriber, and the InfoRepo process, all at once. <text:s/>Running via the script will produce log files publisher.log, subscriber.log, and DCPSInfoRepo.log, by adding the <text:span text:style-name="Source_20_Text">-ORBLogFile</text:span> option to the command lines. <text:s/>The subscriber's message output will continue to go to standard output.</text:p>
      <text:p text:style-name="Standard"/>
      <text:p text:style-name="Standard">The log files contain debugging messages produced by the OpenDDS client code. <text:s/>These log messages are produced because the script also raises the debug level of the processes.</text:p>
      <text:h text:style-name="Heading_20_2" text:outline-level="2">Running Distributed Messenger</text:h>
      <text:p text:style-name="Standard">In order to run Messenger distributed across multiple hosts, we can no longer rely on the file system as the only means of communicating InfoRepo connectivity information. <text:s/>Instead, we can agree on a well-<text:soft-page-break/>known port and host.</text:p>
      <text:p text:style-name="Standard"/>
      <text:h text:style-name="Heading_20_3" text:outline-level="3">Starting the InfoRepo</text:h>
      <text:p text:style-name="Standard">On the InfoRepo host, start the InfoRepo again, but add the port configuration to the command line. <text:s/>For example, to listen on port 12795</text:p>
      <text:p text:style-name="Standard"/>
      <text:p text:style-name="P2"><text:span text:style-name="Source_20_Text">-ORBListenEndpoints iiop://:12795</text:span></text:p>
      <text:p text:style-name="Standard"/>
      <text:p text:style-name="Standard">This will force the InfoRepo to listen on a specific port, rather than a random available port.</text:p>
      <text:h text:style-name="Heading_20_3" text:outline-level="3">Starting the Publisher and Subscriber</text:h>
      <text:p text:style-name="Standard">Without benefit of a repo.ior file, the publisher and subscriber programs must now be told where to connect to the InfoRepo. <text:s/>Add the option to the publisher and subscriber command lines:</text:p>
      <text:p text:style-name="Standard"/>
      <text:p text:style-name="P2"><text:span text:style-name="Source_20_Text">-DCPSInfoRepo server07:12795</text:span></text:p>
      <text:p text:style-name="Standard"/>
      <text:p text:style-name="Standard">Presuming, of course, that the InfoRepo was started on a server named <text:span text:style-name="Source_20_Text">server07</text:span>. <text:s/>Again, you will see the ten messages published by publisher written to the output of the subscriber's window.</text:p>
      <text:h text:style-name="Heading_20_2" text:outline-level="2">Common Command Line Options</text:h>
      <text:p text:style-name="Standard">The publisher and subscriber programs support a standard list of DCPS application options (all of which begin with -DCPS). <text:s/>To see the full list of configuration options, see the <text:span text:style-name="T1">OpenDDS Developer's Guide</text:span>, chapter 6.</text:p>
      <text:h text:style-name="Heading_20_1" text:outline-level="1">Understanding The DCPS Layer</text:h>
      <text:p text:style-name="Standard">The example you just ran made use of the DCPS layer of OpenDDS. <text:s/>OpenDDS is an implementation of DDS, the OMG standard for Data Distribution Servers. <text:s/>To understand the Messenger example, some introduction to DDS concepts are needed.</text:p>
      <text:p text:style-name="Standard"/>
      <text:p text:style-name="Standard">Within a DCPS writing application, a <text:span text:style-name="T5">Publisher</text:span> object produces messages for distribution. <text:s/>These messages are received by <text:span text:style-name="T5">Subscriber</text:span> objects and made available to reading applications.</text:p>
      <text:p text:style-name="Standard"/>
      <text:p text:style-name="Standard">Applications do not write with publishers directly, for they are not type-specific. <text:s/>Instead, applications create <text:span text:style-name="T5">DataWriter</text:span> objects, which are used for writing a specific type of data on a specific <text:span text:style-name="T5">Topic</text:span>, or channel of communication for a specific publisher. <text:s/>Likewise, <text:span text:style-name="T5">DataReader</text:span> objects are used to read type-specific data on a topic for a specific subscriber.</text:p>
      <text:p text:style-name="Standard"/>
      <text:p text:style-name="Standard">Both publishers and subscribers participate within the context of a <text:span text:style-name="T5">Domain</text:span>, or logical division of the data space. <text:s/>The connection between a publisher object or subscriber object and its domain is through a containing object, called a <text:span text:style-name="T5">DomainParticipant</text:span>. <text:s/>The set of all these DCPS above objects (publisher, subscriber, data writer, data reader, topic and domain participant) are known as <text:span text:style-name="T5">Entities</text:span>. <text:s/>DCPS entities can notify its application of events by making callbacks into a <text:span text:style-name="T5">Listener</text:span>.</text:p>
      <text:p text:style-name="Standard"/>
      <table:table table:name="Table8" table:style-name="Table8">
        <table:table-column table:style-name="Table8.A"/>
        <table:table-row>
          <table:table-cell table:style-name="Table8.A1" office:value-type="string">
            <text:p text:style-name="P1">Note:</text:p>
            <text:p text:style-name="P3">To see the DDS specification, visit <text:a xlink:type="simple" xlink:href="http://www.omg.org/spec/DDS/">http://www.omg.org/spec/DDS</text:a></text:p>
          </table:table-cell>
        </table:table-row>
      </table:table>
      <text:p text:style-name="Standard"/>
      <text:h text:style-name="Heading_20_1" text:outline-level="1"><text:soft-page-break/>An Examination of Messenger Code</text:h>
      <text:p text:style-name="Standard">The Messenger code consists of several files. <text:s/>The file Publisher.cpp contains the main() method of the publisher program. <text:s/>Likewise, the file Subscriber.cpp contains the main() method for the subscriber program. <text:s/>For the sake of simplicity, most of the creation and cleanup of DCPS entities has been moved into a separate file, called Boilerplate.cpp. <text:s/>This was done to separate creation/cleanup code from usage code.</text:p>
      <text:p text:style-name="Standard"/>
      <text:p text:style-name="Standard">The Subscriber makes use of a listener object to handle incoming messages. <text:s/>The listener object, found in DataReaderListenerImpl.cpp, logs the message contents, and tracks the number of messages received.</text:p>
      <text:h text:style-name="Heading_20_2" text:outline-level="2">Publisher.cpp Source Code</text:h>
      <text:p text:style-name="Standard">The publisher code is found in Publisher.cpp. <text:s/>The publisher program also makes use of Boilerplate.cpp. <text:s/>The <text:span text:style-name="T1">main</text:span>() method, in Publisher.cpp begins by opening a try/catch block:</text:p>
      <text:p text:style-name="Standard"/>
      <text:p text:style-name="Standard"><text:span text:style-name="Source_20_Text"><text:span text:style-name="T6"><text:s/>20 int </text:span></text:span></text:p>
      <text:p text:style-name="Standard"><text:span text:style-name="Source_20_Text"><text:span text:style-name="T6"><text:s/>21 ACE_TMAIN(int argc, ACE_TCHAR *argv[]) </text:span></text:span></text:p>
      <text:p text:style-name="Standard"><text:span text:style-name="Source_20_Text"><text:span text:style-name="T6"><text:s/>22 { </text:span></text:span></text:p>
      <text:p text:style-name="Standard"><text:span text:style-name="Source_20_Text"><text:span text:style-name="T6"><text:s/>23 <text:s text:c="2"/>try { </text:span></text:span></text:p>
      <text:p text:style-name="Standard"><text:span text:style-name="Source_20_Text"><text:span text:style-name="T6"><text:s/>24 <text:s text:c="4"/>// Initialize DomainParticipantFactory, handling command line args </text:span></text:span></text:p>
      <text:p text:style-name="Standard"><text:span text:style-name="Source_20_Text"><text:span text:style-name="T6"><text:s/>25 <text:s text:c="4"/>DDS::DomainParticipantFactory_var dpf = </text:span></text:span></text:p>
      <text:p text:style-name="Standard"><text:span text:style-name="Source_20_Text"><text:span text:style-name="T6"><text:s/>26 <text:s text:c="6"/>TheParticipantFactoryWithArgs(argc, argv); </text:span></text:span></text:p>
      <text:p text:style-name="Standard"/>
      <text:p text:style-name="Standard">The try/catch block is required since OpenDDS entities can throw a CORBA::Exception when created. <text:s/>In addition, the setup code in Boilerplate.cpp, itself can throw a std::string or std::runtime_error as an exception upon failure condition.</text:p>
      <text:p text:style-name="Standard"/>
      <text:p text:style-name="Standard">OpenDDS <text:span text:style-name="T5">Entities</text:span> are all created through a factory pattern. <text:s/>The topmost object, the <text:span text:style-name="T5">DomainParticipant</text:span>, is created through a <text:span text:style-name="T5">DomainParticipantFactory</text:span> object. <text:s/>Other <text:span text:style-name="T5">Entities</text:span> also serve as factories for the objects they contain. <text:s/>Publisher creates a <text:span text:style-name="T5">DomainParticipantFactory</text:span> on lines 25-26.</text:p>
      <text:p text:style-name="Standard"/>
      <text:p text:style-name="Standard">Note that the <text:span text:style-name="T5">DomainParticipantFactory</text:span> also processes and consumes any command line arguments that begin with -DCPS. <text:s/>For the remainder of <text:span text:style-name="T1">main</text:span>() it appears as if those arguments were not passed in to the program.</text:p>
      <text:p text:style-name="Standard"/>
      <text:p text:style-name="Standard">Next the publisher program uses the <text:span text:style-name="T5">DomainParticipantFactory</text:span> to create a <text:span text:style-name="T5">DomainParticipant</text:span>:</text:p>
      <text:p text:style-name="Standard"/>
      <text:p text:style-name="Standard"><text:span text:style-name="Source_20_Text"><text:s/>28 <text:s text:c="4"/>// Create domain participant </text:span></text:p>
      <text:p text:style-name="Standard"><text:span text:style-name="Source_20_Text"><text:s/>29 <text:s text:c="4"/>DDS::DomainParticipant_var participant = createParticipant(dpf); </text:span></text:p>
      <text:p text:style-name="Standard"><text:span text:style-name="Source_20_Text"/></text:p>
      <text:p text:style-name="Standard">For now, we will ignore the implementation of the various <text:span text:style-name="T1">createXXX</text:span>() methods until the discussion of Boilerplate.cpp. <text:s/>In general, the boilerplate code calls the appropriate <text:span text:style-name="T1">create</text:span> method, checks the return value, and raises an exception upon failure. <text:s/>The <text:span text:style-name="T5">DomainParticipant </text:span>itself is stored in a smart pointer, called a DomainParticipant_var. <text:s/>These _var smart pointers are defined for all DDS <text:span text:style-name="T5">Entities</text:span>.</text:p>
      <text:p text:style-name="Standard"/>
      <text:p text:style-name="Standard">The publisher program next uses the <text:span text:style-name="T5">DomainParticipant</text:span> as a factory to create both <text:span text:style-name="T5">Topic</text:span> and <text:span text:style-name="T5">Publisher</text:span> objects:</text:p>
      <text:p text:style-name="Standard"><text:soft-page-break/></text:p>
      <text:p text:style-name="Standard"><text:span text:style-name="Source_20_Text"><text:s/>31 <text:s text:c="4"/>// Register type support and create topic </text:span></text:p>
      <text:p text:style-name="Standard"><text:span text:style-name="Source_20_Text"><text:s/>32 <text:s text:c="4"/>DDS::Topic_var topic = createTopic(participant); </text:span></text:p>
      <text:p text:style-name="Standard"><text:span text:style-name="Source_20_Text"><text:s/>33 </text:span></text:p>
      <text:p text:style-name="Standard"><text:span text:style-name="Source_20_Text"><text:s/>34 <text:s text:c="4"/>// Create publisher </text:span></text:p>
      <text:p text:style-name="Standard"><text:span text:style-name="Source_20_Text"><text:s/>35 <text:s text:c="4"/>DDS::Publisher_var publisher = createPublisher(participant); </text:span></text:p>
      <text:p text:style-name="Standard"/>
      <text:p text:style-name="Standard">The publisher program uses the <text:span text:style-name="T5">Publisher</text:span> object as a factory to create the <text:span text:style-name="T5">DataWriter</text:span> object. <text:s/>The <text:span text:style-name="T5">DataWriter</text:span> object is created to writer to a specific <text:span text:style-name="T5">Topic</text:span>, so it must be provided as well.</text:p>
      <text:p text:style-name="Standard"/>
      <text:p text:style-name="Standard"><text:span text:style-name="Source_20_Text"><text:s/>37 <text:s text:c="4"/>// Create data writer for the topic </text:span></text:p>
      <text:p text:style-name="Standard"><text:span text:style-name="Source_20_Text"><text:s/>38 <text:s text:c="4"/>DDS::DataWriter_var writer = createDataWriter(publisher, topic); </text:span></text:p>
      <text:p text:style-name="Standard"><text:span text:style-name="Source_20_Text"/></text:p>
      <text:p text:style-name="Standard">As a last setup step, the <text:span text:style-name="T5">DataWriter</text:span> needs to be safely downcast to a type-specific <text:span text:style-name="T5">DataWriter</text:span>. <text:s/>The publisher program will be writing messages of type <text:span text:style-name="T5">Message</text:span>, it needs to narrow the <text:span text:style-name="T5">DataWriter</text:span> to a <text:span text:style-name="T5">MessageDataWriter</text:span>:</text:p>
      <text:p text:style-name="Standard"/>
      <text:p text:style-name="Standard"><text:span text:style-name="Source_20_Text"><text:s/>40 <text:s text:c="4"/>// Safely downcast data writer to type-specific data writer </text:span></text:p>
      <text:p text:style-name="Standard"><text:span text:style-name="Source_20_Text"><text:s/>41 <text:s text:c="4"/>Messenger::MessageDataWriter_var msg_writer = narrow(writer); </text:span></text:p>
      <text:p text:style-name="Standard"><text:span text:style-name="Source_20_Text"/></text:p>
      <text:p text:style-name="Standard">At this point, setup is complete, but the publisher program is not certain any subscribing programs are ready to receive its data. <text:s/>Were the publisher program to be truly agnostic to any subscribers, it could just publish its messages. <text:s/>In our example, it will block until there a subscriber program is ready to receive the samples.</text:p>
      <text:p text:style-name="Standard"/>
      <text:p text:style-name="Standard"><text:span text:style-name="Source_20_Text"><text:s/>43 <text:s text:c="4"/>{ </text:span></text:p>
      <text:p text:style-name="Standard"><text:span text:style-name="Source_20_Text"><text:s/>44 <text:s text:c="6"/>// Block until Subscriber is available </text:span></text:p>
      <text:p text:style-name="Standard"><text:span text:style-name="Source_20_Text"><text:s/>45 <text:s text:c="6"/>OpenDDS::Model::WriterSync ws(writer); </text:span></text:p>
      <text:p text:style-name="Standard"/>
      <text:p text:style-name="Standard">The <text:span text:style-name="T5">WriterSync</text:span> object blocks in its constructor until the given <text:span text:style-name="T5">DataWriter</text:span> has associated with a <text:span text:style-name="T5">DataReader</text:span>. <text:s/>The publisher program establishes a new scope on line 43 in order to control the timing of the destruction of the <text:span text:style-name="T5">WriterSync</text:span>.</text:p>
      <text:p text:style-name="Standard"/>
      <text:p text:style-name="Standard">With the <text:span text:style-name="T5">DataReader</text:span>/<text:span text:style-name="T5">DataWriter</text:span> association established, the next step is to publish messages, referred to as <text:span text:style-name="T5">samples</text:span>.</text:p>
      <text:p text:style-name="Standard"/>
      <text:p text:style-name="Standard"><text:span text:style-name="Source_20_Text"><text:s/>47 <text:s text:c="6"/>// Initialize samples </text:span></text:p>
      <text:p text:style-name="Standard"><text:span text:style-name="Source_20_Text"><text:s/>48 <text:s text:c="6"/>Messenger::Message message; </text:span></text:p>
      <text:p text:style-name="Standard"><text:span text:style-name="Source_20_Text"><text:s/>49 <text:s text:c="6"/>message.subject_id = 99; </text:span></text:p>
      <text:p text:style-name="Standard"><text:span text:style-name="Source_20_Text"><text:s/>50 <text:s text:c="6"/>message.from <text:s text:c="6"/>= "Comic Book Guy"; </text:span></text:p>
      <text:p text:style-name="Standard"><text:span text:style-name="Source_20_Text"><text:s/>51 <text:s text:c="6"/>message.subject <text:s text:c="3"/>= "Review"; </text:span></text:p>
      <text:p text:style-name="Standard"><text:span text:style-name="Source_20_Text"><text:s/>52 <text:s text:c="6"/>message.text <text:s text:c="6"/>= "Worst. Movie. Ever."; </text:span></text:p>
      <text:p text:style-name="Standard"><text:span text:style-name="Source_20_Text"><text:s/>53 <text:s text:c="6"/>message.count <text:s text:c="5"/>= 0; </text:span></text:p>
      <text:p text:style-name="Standard"><text:span text:style-name="Source_20_Text"/></text:p>
      <text:p text:style-name="Standard">As you can see, we instantiate a <text:span text:style-name="T5">Message</text:span> on line 48 and set its fields in lines 49-53.</text:p>
      <text:p text:style-name="Standard"/>
      <text:p text:style-name="Standard">Next the publisher program checks for a command-line argument overriding the number of messages to send, rather than the default of 10.</text:p>
      <text:p text:style-name="Standard"/>
      <text:p text:style-name="Standard"><text:span text:style-name="Source_20_Text"><text:s/>55 <text:s text:c="6"/>// Override message count </text:span></text:p>
      <text:p text:style-name="Standard"><text:soft-page-break/><text:span text:style-name="Source_20_Text"><text:s/>56 <text:s text:c="6"/>int msg_count = 10; </text:span></text:p>
      <text:p text:style-name="Standard"><text:span text:style-name="Source_20_Text"><text:s/>57 <text:s text:c="6"/>if (argc &gt; 1) { </text:span></text:p>
      <text:p text:style-name="Standard"><text:span text:style-name="Source_20_Text"><text:s/>58 <text:s text:c="8"/>msg_count = ACE_OS::atoi(argv[1]); </text:span></text:p>
      <text:p text:style-name="Standard"><text:span text:style-name="Source_20_Text"><text:s/>59 <text:s text:c="6"/>} </text:span></text:p>
      <text:p text:style-name="Standard"><text:span text:style-name="Source_20_Text"/></text:p>
      <text:p text:style-name="Standard">On line 58, the publisher program makes use of the ACE library's <text:span text:style-name="T1">atoi</text:span>() method, which works for both normal and wide character strings. <text:s/>Afterwards, the publisher program loops the specified number of times:</text:p>
      <text:p text:style-name="Standard"/>
      <text:p text:style-name="Standard"><text:span text:style-name="Source_20_Text"><text:s/>61 <text:s text:c="6"/>for (int i = 0; i &lt; msg_count; ++i) { </text:span></text:p>
      <text:p text:style-name="Standard"/>
      <text:p text:style-name="Standard">Within each iteration, the publisher program first writes out the current state of the <text:span text:style-name="T5">Message</text:span>:</text:p>
      <text:p text:style-name="Standard"><text:span text:style-name="Source_20_Text"/></text:p>
      <text:p text:style-name="Standard"><text:span text:style-name="Source_20_Text"><text:s/>62 <text:s text:c="8"/>// Publish the message </text:span></text:p>
      <text:p text:style-name="Standard"><text:span text:style-name="Source_20_Text"><text:s/>63 <text:s text:c="8"/>DDS::ReturnCode_t error = msg_writer-&gt;write(message, </text:span></text:p>
      <text:p text:style-name="Standard"><text:span text:style-name="Source_20_Text"><text:s/>64 <text:s text:c="52"/>DDS::HANDLE_NIL); </text:span></text:p>
      <text:p text:style-name="Standard"/>
      <text:p text:style-name="Standard">Next the publisher program checks the return code of the write() method, and writes an error to the log file if there is one.</text:p>
      <text:p text:style-name="Standard"/>
      <text:p text:style-name="Standard"><text:span text:style-name="Source_20_Text"><text:s/>65 <text:s text:c="8"/>if (error != DDS::RETCODE_OK) { </text:span></text:p>
      <text:p text:style-name="Standard"><text:span text:style-name="Source_20_Text"><text:s/>66 <text:s text:c="10"/>ACE_ERROR((LM_ERROR, </text:span></text:p>
      <text:p text:style-name="Standard"><text:span text:style-name="Source_20_Text"><text:s/>67 <text:s text:c="21"/>ACE_TEXT("ERROR: %N:%l: main() -") </text:span></text:p>
      <text:p text:style-name="Standard"><text:span text:style-name="Source_20_Text"><text:s/>68 <text:s text:c="21"/>ACE_TEXT(" write returned %d!\n"), error)); </text:span></text:p>
      <text:p text:style-name="Standard"><text:span text:style-name="Source_20_Text"><text:s/>69 <text:s text:c="8"/>} </text:span></text:p>
      <text:p text:style-name="Standard"><text:span text:style-name="Source_20_Text"/></text:p>
      <text:p text:style-name="Standard">line 66 makes use of the ACE_ERROR macro, defined in Log_Msg.h found in $ACE_ROOT/ace. <text:s/></text:p>
      <text:p text:style-name="Standard"/>
      <text:p text:style-name="Standard">Following error checking, the only thing left to do in the iteration is to prepare the <text:span text:style-name="T5">Message </text:span>for the next iteration:</text:p>
      <text:p text:style-name="Standard"/>
      <text:p text:style-name="Standard"><text:span text:style-name="Source_20_Text"><text:s/>71 <text:s text:c="8"/>// Prepare next sample </text:span></text:p>
      <text:p text:style-name="Standard"><text:span text:style-name="Source_20_Text"><text:s/>72 <text:s text:c="8"/>++message.count; </text:span></text:p>
      <text:p text:style-name="Standard"><text:span text:style-name="Source_20_Text"><text:s/>73 <text:s text:c="8"/>++message.subject_id; </text:span></text:p>
      <text:p text:style-name="Standard"><text:span text:style-name="Source_20_Text"><text:s/>74 <text:s text:c="5"/>}</text:span></text:p>
      <text:p text:style-name="Standard"><text:span text:style-name="Source_20_Text"/></text:p>
      <text:p text:style-name="Standard">Both the count and subject_id fields are incremented. <text:s/>After the loop, the scope of the <text:span text:style-name="T5">WriterSync</text:span> object ends:</text:p>
      <text:p text:style-name="Standard"/>
      <text:p text:style-name="Standard"><text:span text:style-name="Source_20_Text"><text:s/>76 <text:s text:c="6"/>// End of WriterSync scope - block until messages acknowledged </text:span></text:p>
      <text:p text:style-name="Standard"><text:span text:style-name="Source_20_Text"><text:s/>77 <text:s text:c="4"/>} </text:span></text:p>
      <text:p text:style-name="Standard"><text:span text:style-name="Source_20_Text"/></text:p>
      <text:p text:style-name="Standard">At this point, the publisher program will wait (via the <text:span text:style-name="T5">WriterSync</text:span> destructor) for the subscriber program to process all messages. <text:s/>At this point, publishing is complete, and the publisher program can clean up the allocated DCPS objects:</text:p>
      <text:p text:style-name="Standard"/>
      <text:p text:style-name="Standard"><text:span text:style-name="Source_20_Text"><text:s/>79 <text:s text:c="4"/>// Clean-up! </text:span></text:p>
      <text:p text:style-name="Standard"><text:span text:style-name="Source_20_Text"><text:s/>80 <text:s text:c="4"/>cleanup(participant, dpf); </text:span></text:p>
      <text:p text:style-name="Standard"><text:span text:style-name="Source_20_Text"/></text:p>
      <text:p text:style-name="Standard">As stated above, Publisher.cpp, catches three types of expected exceptions:</text:p>
      <text:p text:style-name="Standard"/>
      <text:p text:style-name="Standard"><text:soft-page-break/><text:span text:style-name="Source_20_Text"><text:s/>82 <text:s text:c="2"/>} catch (const CORBA::Exception&amp; e) { </text:span></text:p>
      <text:p text:style-name="Standard"><text:span text:style-name="Source_20_Text"><text:s/>83 <text:s text:c="4"/>e._tao_print_exception("Exception caught in main():"); </text:span></text:p>
      <text:p text:style-name="Standard"><text:span text:style-name="Source_20_Text"><text:s/>84 <text:s text:c="4"/>return -1; </text:span></text:p>
      <text:p text:style-name="Standard"><text:span text:style-name="Source_20_Text"><text:s/>85 <text:s text:c="2"/>} catch (std::runtime_error&amp; err) { </text:span></text:p>
      <text:p text:style-name="Standard"><text:span text:style-name="Source_20_Text"><text:s/>86 <text:s text:c="4"/>ACE_ERROR_RETURN((LM_ERROR, ACE_TEXT("ERROR: main() - %s\n"), </text:span></text:p>
      <text:p text:style-name="Standard"><text:span text:style-name="Source_20_Text"><text:s/>87 <text:s text:c="22"/>err.what()), -1); </text:span></text:p>
      <text:p text:style-name="Standard"><text:span text:style-name="Source_20_Text"><text:s/>88 <text:s text:c="2"/>} catch (std::string&amp; msg) { </text:span></text:p>
      <text:p text:style-name="Standard"><text:span text:style-name="Source_20_Text"><text:s/>89 <text:s text:c="4"/>ACE_ERROR_RETURN((LM_ERROR, ACE_TEXT("ERROR: main() - %s\n"), </text:span></text:p>
      <text:p text:style-name="Standard"><text:span text:style-name="Source_20_Text"><text:s/>90 <text:s text:c="22"/>msg.c_str()), -1); </text:span></text:p>
      <text:p text:style-name="Standard"><text:span text:style-name="Source_20_Text"><text:s/>91 <text:s text:c="2"/>} </text:span></text:p>
      <text:p text:style-name="Standard"><text:span text:style-name="Source_20_Text"/></text:p>
      <text:p text:style-name="Standard">This ends <text:span text:style-name="T1">main</text:span>(), and the only thing left for the publisher program to do is exit:</text:p>
      <text:p text:style-name="Standard"/>
      <text:p text:style-name="Standard"><text:span text:style-name="Source_20_Text"><text:s/>93 <text:s text:c="2"/>return 0; </text:span></text:p>
      <text:p text:style-name="Standard"><text:span text:style-name="Source_20_Text"><text:s/>94 }</text:span></text:p>
      <text:h text:style-name="Heading_20_2" text:outline-level="2">Subscriber.cpp Source Code</text:h>
      <text:p text:style-name="Standard">The subscriber code is found in Subscriber.cpp. <text:s/>Like the publisher program, the subscriber program makes use of Boilerplate.cpp for its creation and cleanup. <text:s/>The subscriber also makes use of a <text:span text:style-name="T5">DataReaderListener</text:span>, which is found in a different file, to handle incoming samples.</text:p>
      <text:p text:style-name="Standard"/>
      <text:p text:style-name="Standard">The <text:span text:style-name="T1">main</text:span>() method, in Subscriber.cpp, starts the same way as the publisher program, by initializing the <text:span text:style-name="T5">DomainParticipantFactory</text:span> object and using it to create <text:span text:style-name="T5">DomainParticipant </text:span>and <text:span text:style-name="T5">Topic</text:span> objects:</text:p>
      <text:p text:style-name="Standard"/>
      <text:p text:style-name="Standard"><text:span text:style-name="Source_20_Text"><text:s/>21 int </text:span></text:p>
      <text:p text:style-name="Standard"><text:span text:style-name="Source_20_Text"><text:s/>22 ACE_TMAIN(int argc, ACE_TCHAR *argv[]) </text:span></text:p>
      <text:p text:style-name="Standard"><text:span text:style-name="Source_20_Text"><text:s/>23 { </text:span></text:p>
      <text:p text:style-name="Standard"><text:span text:style-name="Source_20_Text"><text:s/>24 <text:s text:c="2"/>try { </text:span></text:p>
      <text:p text:style-name="Standard"><text:span text:style-name="Source_20_Text"><text:s/>25 <text:s text:c="4"/>// Initialize DomainParticipantFactory, handling command line args </text:span></text:p>
      <text:p text:style-name="Standard"><text:span text:style-name="Source_20_Text"><text:s/>26 <text:s text:c="4"/>DDS::DomainParticipantFactory_var dpf = </text:span></text:p>
      <text:p text:style-name="Standard"><text:span text:style-name="Source_20_Text"><text:s/>27 <text:s text:c="6"/>TheParticipantFactoryWithArgs(argc, argv); </text:span></text:p>
      <text:p text:style-name="Standard"><text:span text:style-name="Source_20_Text"><text:s/>28 </text:span></text:p>
      <text:p text:style-name="Standard"><text:span text:style-name="Source_20_Text"><text:s/>29 <text:s text:c="4"/>// Create domain participant </text:span></text:p>
      <text:p text:style-name="Standard"><text:span text:style-name="Source_20_Text"><text:s/>30 <text:s text:c="4"/>DDS::DomainParticipant_var participant = createParticipant(dpf); </text:span></text:p>
      <text:p text:style-name="Standard"><text:span text:style-name="Source_20_Text"><text:s/>31 </text:span></text:p>
      <text:p text:style-name="Standard"><text:span text:style-name="Source_20_Text"><text:s/>32 <text:s text:c="4"/>// Register type support and create topic </text:span></text:p>
      <text:p text:style-name="Standard"><text:span text:style-name="Source_20_Text"><text:s/>33 <text:s text:c="4"/>DDS::Topic_var topic = createTopic(participant); </text:span></text:p>
      <text:p text:style-name="Standard"/>
      <text:p text:style-name="Standard">The subscriber program creates <text:span text:style-name="T5">Entities</text:span> within a try block, like the publisher program did. <text:s/></text:p>
      <text:p text:style-name="Standard"/>
      <text:p text:style-name="Standard">Next, the subscriber program creates a <text:span text:style-name="T5">Subscriber </text:span>object, rather than the <text:span text:style-name="T5">Publisher</text:span> object created by the publisher program:</text:p>
      <text:p text:style-name="Standard"/>
      <text:p text:style-name="Standard"><text:span text:style-name="Source_20_Text"><text:s/>35 <text:s text:c="4"/>// Create subscriber </text:span></text:p>
      <text:p text:style-name="Standard"><text:span text:style-name="Source_20_Text"><text:s/>36 <text:s text:c="4"/>DDS::Subscriber_var subscriber = createSubscriber(participant); </text:span></text:p>
      <text:p text:style-name="Standard"><text:span text:style-name="Source_20_Text"/></text:p>
      <text:p text:style-name="Standard">Now, the subscriber program does something different from the publisher program – it creates a listener object – in this case a <text:span text:style-name="T5">DataReaderListener</text:span>:</text:p>
      <text:p text:style-name="Standard"/>
      <text:p text:style-name="Standard"><text:span text:style-name="Source_20_Text"><text:s/>38 <text:s text:c="4"/>// Create Listener </text:span></text:p>
      <text:p text:style-name="Standard"><text:soft-page-break/><text:span text:style-name="Source_20_Text"><text:s/>39 <text:s text:c="4"/>DataReaderListenerImpl* listener_impl = new DataReaderListenerImpl; </text:span></text:p>
      <text:p text:style-name="Standard"><text:span text:style-name="Source_20_Text"><text:s/>40 <text:s text:c="4"/>DDS::DataReaderListener_var listener(listener_impl); </text:span></text:p>
      <text:p text:style-name="Standard"/>
      <text:p text:style-name="Standard">The listener object source code, found in DataReaderListenerImpl.cpp is discussed after Subscriber.cpp. <text:s/>The listener is a <text:span text:style-name="T5">DataReaderListener</text:span>, and must be attached to a <text:span text:style-name="T5">DataReader</text:span> in order to receive callbacks:</text:p>
      <text:p text:style-name="Standard"/>
      <text:p text:style-name="Standard"><text:span text:style-name="Source_20_Text"><text:s/>42 <text:s text:c="4"/>// Create DataReader with the listener attached </text:span></text:p>
      <text:p text:style-name="Standard"><text:span text:style-name="Source_20_Text"><text:s/>43 <text:s text:c="4"/>DDS::DataReader_var reader = createDataReader(subscriber, </text:span></text:p>
      <text:p text:style-name="Standard"><text:span text:style-name="Source_20_Text"><text:s/>44 <text:s text:c="50"/>topic, </text:span></text:p>
      <text:p text:style-name="Standard"><text:span text:style-name="Source_20_Text"><text:s/>45 <text:s text:c="50"/>listener); </text:span></text:p>
      <text:p text:style-name="Standard"/>
      <text:p text:style-name="Standard">At this point, the subscriber is set up, but it must block somehow so that it does not exit immediately. <text:s/>The subscriber program chooses to use a <text:span text:style-name="T5">ReaderSync</text:span> object to block execution:</text:p>
      <text:p text:style-name="Standard"/>
      <text:p text:style-name="Standard"><text:span text:style-name="Source_20_Text"><text:s/>47 <text:s text:c="4"/>{ </text:span></text:p>
      <text:p text:style-name="Standard"><text:span text:style-name="Source_20_Text"><text:s/>48 <text:s text:c="6"/>// Block until reader has associated with a writer </text:span></text:p>
      <text:p text:style-name="Standard"><text:span text:style-name="Source_20_Text"><text:s/>49 <text:s text:c="6"/>// but is no longer associated with any writer </text:span></text:p>
      <text:p text:style-name="Standard"><text:span text:style-name="Source_20_Text"><text:s/>50 <text:s text:c="6"/>OpenDDS::Model::ReaderSync rs(reader); </text:span></text:p>
      <text:p text:style-name="Standard"><text:span text:style-name="Source_20_Text"><text:s/>51 <text:s text:c="4"/>} </text:span></text:p>
      <text:p text:style-name="Standard"><text:span text:style-name="Source_20_Text"/></text:p>
      <text:p text:style-name="Standard">The <text:span text:style-name="T5">ReaderSync</text:span> destructor blocks until the <text:span text:style-name="T5">DataReader</text:span> has associated with at least one <text:span text:style-name="T5">DataWriter</text:span>, but is no longer associated with any <text:span text:style-name="T5">DataWriters</text:span>. <text:s/>Note the establishment of a new scope on line 47, ending on line 51. <text:s/>After this scope, the subscriber program can no longer receive samples, as it is no longer associated with any writers. <text:s/>The subscriber then outputs its sample count:</text:p>
      <text:p text:style-name="Standard"/>
      <text:p text:style-name="Standard"><text:span text:style-name="Source_20_Text"><text:s/>53 <text:s text:c="4"/>// Output the sample count </text:span></text:p>
      <text:p text:style-name="Standard"><text:span text:style-name="Source_20_Text"><text:s/>54 <text:s text:c="4"/>std::cout &lt;&lt; "Subscriber received " &lt;&lt; listener_impl-&gt;sample_count </text:span></text:p>
      <text:p text:style-name="Standard"><text:span text:style-name="Source_20_Text"><text:s/>55 <text:s text:c="14"/>&lt;&lt; " samples" &lt;&lt; std::endl; </text:span></text:p>
      <text:p text:style-name="Standard"><text:span text:style-name="Source_20_Text"/></text:p>
      <text:p text:style-name="Standard">The subscriber program must finally clean up like the publisher program:</text:p>
      <text:p text:style-name="Standard"/>
      <text:p text:style-name="Standard"><text:span text:style-name="Source_20_Text"><text:s/>57 <text:s text:c="4"/>// Clean-up! </text:span></text:p>
      <text:p text:style-name="Standard"><text:span text:style-name="Source_20_Text"><text:s/>58 <text:s text:c="4"/>cleanup(participant, dpf);</text:span></text:p>
      <text:p text:style-name="Standard"><text:span text:style-name="Source_20_Text"/></text:p>
      <text:p text:style-name="Standard">The listener itself will be destroyed when the DataReader goes out of scope. <text:s/>Lastly in Subscriber.cpp is the catch clauses and program exit:</text:p>
      <text:p text:style-name="Standard"/>
      <text:p text:style-name="Standard"><text:span text:style-name="Source_20_Text"><text:s/>61 <text:s text:c="2"/>} catch (const CORBA::Exception&amp; e) { </text:span></text:p>
      <text:p text:style-name="Standard"><text:span text:style-name="Source_20_Text"><text:s/>62 <text:s text:c="4"/>e._tao_print_exception("Exception caught in main():"); </text:span></text:p>
      <text:p text:style-name="Standard"><text:span text:style-name="Source_20_Text"><text:s/>63 <text:s text:c="4"/>return -1; </text:span></text:p>
      <text:p text:style-name="Standard"><text:span text:style-name="Source_20_Text"><text:s/>64 <text:s text:c="2"/>} catch (std::runtime_error&amp; err) { </text:span></text:p>
      <text:p text:style-name="Standard"><text:span text:style-name="Source_20_Text"><text:s/>65 <text:s text:c="4"/>ACE_ERROR_RETURN((LM_ERROR, ACE_TEXT("ERROR: main() - %s\n"), </text:span></text:p>
      <text:p text:style-name="Standard"><text:span text:style-name="Source_20_Text"><text:s/>66 <text:s text:c="22"/>err.what()), -1); </text:span></text:p>
      <text:p text:style-name="Standard"><text:span text:style-name="Source_20_Text"><text:s/>67 <text:s text:c="2"/>} catch (std::string&amp; msg) { </text:span></text:p>
      <text:p text:style-name="Standard"><text:span text:style-name="Source_20_Text"><text:s/>68 <text:s text:c="4"/>ACE_ERROR_RETURN((LM_ERROR, ACE_TEXT("ERROR: main() - %s\n"), </text:span></text:p>
      <text:p text:style-name="Standard"><text:span text:style-name="Source_20_Text"><text:s/>69 <text:s text:c="22"/>msg.c_str()), -1); </text:span></text:p>
      <text:p text:style-name="Standard"><text:span text:style-name="Source_20_Text"><text:s/>70 <text:s text:c="2"/>} </text:span></text:p>
      <text:p text:style-name="Standard"><text:span text:style-name="Source_20_Text"><text:s/>71 </text:span></text:p>
      <text:p text:style-name="Standard"><text:span text:style-name="Source_20_Text"><text:s/>72 <text:s text:c="2"/>return 0; </text:span></text:p>
      <text:p text:style-name="Standard"><text:span text:style-name="Source_20_Text"><text:s/>73 } </text:span></text:p>
      <text:h text:style-name="Heading_20_2" text:outline-level="2"><text:soft-page-break/>DataReaderListenerImpl.cpp Source Code</text:h>
      <text:p text:style-name="Standard">The <text:span text:style-name="T5">DataReaderListenerImpl</text:span> is a subclass of <text:span text:style-name="T5">DataReaderListener</text:span> - the base class for <text:span text:style-name="T5">DataReader</text:span> listeners. <text:s/><text:span text:style-name="T5">DataReaderListenerImpl</text:span> inherits from <text:span text:style-name="T5">DataReaderListener</text:span> by way of the <text:span text:style-name="T5">NullReaderListener</text:span> class, which provides empty implementations of the entire <text:span text:style-name="T5">DataReaderListener</text:span> interface. <text:s/>In this way, we only need to override the methods of interest.</text:p>
      <text:p text:style-name="Standard"/>
      <text:p text:style-name="Standard"><text:span text:style-name="T5">DataReaderListenerImpl</text:span> keeps track of the number of samples received, and tracks them in the variable sample_count (which Subscriber.cpp output). <text:s/>The <text:span text:style-name="T5">DataReaderListenerImpl</text:span> initializes the sample_count in its constructor:</text:p>
      <text:p text:style-name="Standard"/>
      <text:p text:style-name="Standard"><text:span text:style-name="Source_20_Text"><text:s/>14 DataReaderListenerImpl::DataReaderListenerImpl() : sample_count(0) </text:span></text:p>
      <text:p text:style-name="Standard"><text:span text:style-name="Source_20_Text"><text:s/>15 { </text:span></text:p>
      <text:p text:style-name="Standard"><text:span text:style-name="Source_20_Text"><text:s/>16 } </text:span></text:p>
      <text:p text:style-name="Standard"><text:span text:style-name="Source_20_Text"/></text:p>
      <text:p text:style-name="Standard">The one listener method that <text:span text:style-name="T5">DataReaderListenerImpl</text:span> does implement is the <text:span text:style-name="T1">on_data_available</text:span>() method. <text:s/>This method is called when the <text:span text:style-name="T5">DataReader</text:span> has newly available data, and provides the listener with the reader that has data available:</text:p>
      <text:p text:style-name="Standard"/>
      <text:p text:style-name="Standard"><text:span text:style-name="Source_20_Text"><text:s/>18 void </text:span></text:p>
      <text:p text:style-name="Standard"><text:span text:style-name="Source_20_Text"><text:s/>19 DataReaderListenerImpl::on_data_available(DDS::DataReader_ptr reader) </text:span></text:p>
      <text:p text:style-name="Standard"><text:span text:style-name="Source_20_Text"><text:s/>20 ACE_THROW_SPEC((CORBA::SystemException)) </text:span></text:p>
      <text:p text:style-name="Standard"><text:span text:style-name="Source_20_Text"><text:s/>21 { </text:span></text:p>
      <text:p text:style-name="Standard"/>
      <text:p text:style-name="Standard">The reader is provided in the callback because a listener can be attached to multiple <text:span text:style-name="T5">DataReader</text:span> objects. <text:s/>Again, this <text:span text:style-name="T5">DataReader</text:span> is generic, and to read an actual <text:span text:style-name="T5">Message</text:span> sample, we must downcast it to a type-specific <text:span text:style-name="T5">MessageDataReader</text:span>:</text:p>
      <text:p text:style-name="Standard"/>
      <text:p text:style-name="Standard"><text:span text:style-name="Source_20_Text"><text:s/>22 <text:s text:c="2"/>// Safely downcast data reader to type-specific data reader </text:span></text:p>
      <text:p text:style-name="Standard"><text:span text:style-name="Source_20_Text"><text:s/>23 <text:s text:c="2"/>Messenger::MessageDataReader_var reader_i = narrow(reader); </text:span></text:p>
      <text:p text:style-name="Standard"><text:span text:style-name="Source_20_Text"/></text:p>
      <text:p text:style-name="Standard">Next the listener will process the inbound sample. <text:s/>To do this, first it must allocate a <text:span text:style-name="T5">Message</text:span> instance and a <text:span text:style-name="T5">SampleInfo</text:span> on the stack. <text:s/>The <text:span text:style-name="T5">Message</text:span> will get a copy of the sample, and the <text:span text:style-name="T5">SampleInfo</text:span> will hold metadata related to the sample.</text:p>
      <text:p text:style-name="Standard"/>
      <text:p text:style-name="Standard"><text:span text:style-name="Source_20_Text"><text:s/>25 <text:s text:c="2"/>Messenger::Message msg; </text:span></text:p>
      <text:p text:style-name="Standard"><text:span text:style-name="Source_20_Text"><text:s/>26 <text:s text:c="2"/>DDS::SampleInfo info; </text:span></text:p>
      <text:p text:style-name="Standard"><text:span text:style-name="Source_20_Text"/></text:p>
      <text:p text:style-name="Standard">To get a copy of the sample, the listener uses the <text:span text:style-name="T1">take_next_sample</text:span>() method:</text:p>
      <text:p text:style-name="Standard"/>
      <text:p text:style-name="Standard"><text:span text:style-name="Source_20_Text"><text:s/>28 <text:s text:c="2"/>// Remove (take) the next sample from the data reader </text:span></text:p>
      <text:p text:style-name="Standard"><text:span text:style-name="Source_20_Text"><text:s/>29 <text:s text:c="2"/>DDS::ReturnCode_t error = reader_i-&gt;take_next_sample(msg, info); </text:span></text:p>
      <text:p text:style-name="Standard"><text:span text:style-name="Source_20_Text"/></text:p>
      <text:p text:style-name="Standard">DDS supports two types of sample processing: taking and reading. <text:s/>The <text:span text:style-name="T1">take</text:span> methods remove the sample from the <text:span text:style-name="T5">DataReader</text:span> (or “takes” it from DDS), while the <text:span text:style-name="T1">read</text:span> methods let it remain in the <text:span text:style-name="T5">DataReader</text:span>. <text:s/>Various <text:span text:style-name="T1">read</text:span> and <text:span text:style-name="T1">take</text:span> methods exist for different use cases.</text:p>
      <text:p text:style-name="Standard"/>
      <table:table table:name="Table9" table:style-name="Table9">
        <table:table-column table:style-name="Table9.A"/>
        <table:table-row>
          <table:table-cell table:style-name="Table9.A1" office:value-type="string">
            <text:p text:style-name="P1">Note:</text:p>
            <text:p text:style-name="P3">For more information about available <text:span text:style-name="T1">read</text:span> and <text:span text:style-name="T1">take</text:span> methods, see the DDS specification at <text:a xlink:type="simple" xlink:href="http://www.omg.org/spec/DDS/">http://www.omg.org/spec/DDS</text:a></text:p>
          </table:table-cell>
        </table:table-row>
      </table:table>
      <text:p text:style-name="Standard"><text:soft-page-break/></text:p>
      <text:p text:style-name="Standard">The listener checks the return status of <text:span text:style-name="T1">take_next_sample</text:span>().</text:p>
      <text:p text:style-name="Standard"/>
      <text:p text:style-name="Standard"><text:span text:style-name="Source_20_Text"><text:s/>31 <text:s text:c="2"/>// Make sure take was successful </text:span></text:p>
      <text:p text:style-name="Standard"><text:span text:style-name="Source_20_Text"><text:s/>32 <text:s text:c="2"/>if (error == DDS::RETCODE_OK) { </text:span></text:p>
      <text:p text:style-name="Standard"><text:span text:style-name="Source_20_Text"/></text:p>
      <text:p text:style-name="Standard">If the <text:span text:style-name="T1">take</text:span> was successful, the listener checks the sample metadata:</text:p>
      <text:p text:style-name="Standard"/>
      <text:p text:style-name="Standard"><text:span text:style-name="Source_20_Text"><text:s/>33 <text:s text:c="4"/>// Make sure this is not a sample dispose message </text:span></text:p>
      <text:p text:style-name="Standard"><text:span text:style-name="Source_20_Text"><text:s/>34 <text:s text:c="4"/>if (info.valid_data) { </text:span></text:p>
      <text:p text:style-name="Standard"><text:span text:style-name="Source_20_Text"><text:s/>35 <text:s text:c="6"/>++sample_count; </text:span></text:p>
      <text:p text:style-name="Standard"><text:span text:style-name="Source_20_Text"><text:s/>36 <text:s text:c="6"/>std::cout &lt;&lt; "Msg: subject <text:s text:c="3"/>" &lt;&lt; msg.subject.in() &lt;&lt; std::endl </text:span></text:p>
      <text:p text:style-name="Standard"><text:span text:style-name="Source_20_Text"><text:s/>37 <text:s text:c="16"/>&lt;&lt; " <text:s text:c="4"/>subject_id " &lt;&lt; msg.subject_id <text:s text:c="2"/>&lt;&lt; std::endl </text:span></text:p>
      <text:p text:style-name="Standard"><text:span text:style-name="Source_20_Text"><text:s/>38 <text:s text:c="16"/>&lt;&lt; " <text:s text:c="4"/>from <text:s text:c="6"/>" &lt;&lt; msg.from.in() <text:s text:c="3"/>&lt;&lt; std::endl </text:span></text:p>
      <text:p text:style-name="Standard"><text:span text:style-name="Source_20_Text"><text:s/>39 <text:s text:c="16"/>&lt;&lt; " <text:s text:c="4"/>count <text:s text:c="5"/>" &lt;&lt; msg.count <text:s text:c="7"/>&lt;&lt; std::endl </text:span></text:p>
      <text:p text:style-name="Standard"><text:span text:style-name="Source_20_Text"><text:s/>40 <text:s text:c="16"/>&lt;&lt; " <text:s text:c="4"/>text <text:s text:c="6"/>" &lt;&lt; msg.text.in() <text:s text:c="3"/>&lt;&lt; std::endl; </text:span></text:p>
      <text:p text:style-name="Standard"><text:span text:style-name="Source_20_Text"><text:s/>41 <text:s text:c="4"/>}</text:span></text:p>
      <text:p text:style-name="Standard"><text:span text:style-name="Source_20_Text"/></text:p>
      <text:p text:style-name="Standard">The info.valid_data field is important to check, because the <text:span text:style-name="T1">take</text:span> and <text:span text:style-name="T1">read</text:span> methods can return sample status messages, as well as valid data. <text:s/>A status message could indicate, for example, that a sample is disposed. <text:s/>If info.valid_data is false, the message contents are not reliably set.</text:p>
      <text:p text:style-name="Standard"/>
      <text:p text:style-name="Standard">If the sample is valid, the listener updates its counter on line 35, and outputs the message contents on lines 36-40. <text:s/>Should the take result check from line 32 fail, the listener outputs an error message:</text:p>
      <text:p text:style-name="Standard"/>
      <text:p text:style-name="Standard"><text:span text:style-name="Source_20_Text"><text:s/>42 <text:s text:c="2"/>} else { </text:span></text:p>
      <text:p text:style-name="Standard"><text:span text:style-name="Source_20_Text"><text:s/>43 <text:s text:c="4"/>ACE_ERROR((LM_ERROR, </text:span></text:p>
      <text:p text:style-name="Standard"><text:span text:style-name="Source_20_Text"><text:s/>44 <text:s text:c="15"/>ACE_TEXT("ERROR: %N:%l: on_data_available() -") </text:span></text:p>
      <text:p text:style-name="Standard"><text:span text:style-name="Source_20_Text"><text:s/>45 <text:s text:c="15"/>ACE_TEXT(" take_next_sample failed!\n"))); </text:span></text:p>
      <text:p text:style-name="Standard"><text:span text:style-name="Source_20_Text"><text:s/>46 <text:s text:c="2"/>} </text:span></text:p>
      <text:p text:style-name="Standard"/>
      <text:p text:style-name="Standard">If the sample is valid, the listener updates its counter on line 35, and outputs the message contents on</text:p>
      <text:p text:style-name="Standard"/>
      <text:h text:style-name="Heading_20_2" text:outline-level="2">Boilerplate.cpp Source Code</text:h>
      <text:p text:style-name="Standard">Boilerplate consists of several helper methods which perform an action, check the result, and raise an exception on failure. <text:s/>The first of these is <text:span text:style-name="T1">createParticipant</text:span>():</text:p>
      <text:p text:style-name="Standard"/>
      <text:p text:style-name="Standard"><text:span text:style-name="Source_20_Text"><text:s/>15 DDS::DomainParticipant_var </text:span></text:p>
      <text:p text:style-name="Standard"><text:span text:style-name="Source_20_Text"><text:s/>16 createParticipant(DDS::DomainParticipantFactory_var dpf) </text:span></text:p>
      <text:p text:style-name="Standard"><text:span text:style-name="Source_20_Text"><text:s/>17 { </text:span></text:p>
      <text:p text:style-name="Standard"><text:span text:style-name="Source_20_Text"><text:s/>18 <text:s text:c="2"/>// Create DomainParticipant </text:span></text:p>
      <text:p text:style-name="Standard"><text:span text:style-name="Source_20_Text"><text:s/>19 <text:s text:c="2"/>DDS::DomainParticipant_var participant = </text:span></text:p>
      <text:p text:style-name="Standard"><text:span text:style-name="Source_20_Text"><text:s/>20 <text:s text:c="4"/>dpf-&gt;create_participant(42, // made-up domain ID </text:span></text:p>
      <text:p text:style-name="Standard"><text:span text:style-name="Source_20_Text"><text:s/>21 <text:s text:c="28"/>PARTICIPANT_QOS_DEFAULT, </text:span></text:p>
      <text:p text:style-name="Standard"><text:span text:style-name="Source_20_Text"><text:s/>22 <text:s text:c="28"/>0, <text:s/>// no listener </text:span></text:p>
      <text:p text:style-name="Standard"><text:span text:style-name="Source_20_Text"><text:s/>23 <text:s text:c="28"/>OpenDDS::DCPS::DEFAULT_STATUS_MASK); </text:span></text:p>
      <text:p text:style-name="Standard"><text:span text:style-name="Source_20_Text"><text:s/>24 </text:span></text:p>
      <text:p text:style-name="Standard"><text:span text:style-name="Source_20_Text"><text:s/>25 <text:s text:c="2"/>// Check for failure </text:span></text:p>
      <text:p text:style-name="Standard"><text:span text:style-name="Source_20_Text"><text:s/>26 <text:s text:c="2"/>if (!participant) { </text:span></text:p>
      <text:p text:style-name="Standard"><text:soft-page-break/><text:span text:style-name="Source_20_Text"><text:s/>27 <text:s text:c="4"/>throw std::string("failed to create domain participant"); </text:span></text:p>
      <text:p text:style-name="Standard"><text:span text:style-name="Source_20_Text"><text:s/>28 <text:s text:c="2"/>} </text:span></text:p>
      <text:p text:style-name="Standard"><text:span text:style-name="Source_20_Text"><text:s/>29 <text:s text:c="2"/>return participant; </text:span></text:p>
      <text:p text:style-name="Standard"><text:span text:style-name="Source_20_Text"><text:s/>30 } </text:span></text:p>
      <text:p text:style-name="Standard"><text:span text:style-name="Source_20_Text"/></text:p>
      <text:p text:style-name="Standard">Lines 19-23 create the participant, using the <text:span text:style-name="T5">DomainParticipantFactory</text:span>'s <text:span text:style-name="T1">create_participant</text:span>() method. <text:s/>The first argument passed to create_participant is a <text:span text:style-name="T5">Domain</text:span> ID. <text:s/><text:span text:style-name="T5">Domains</text:span> are logical divisions of our data space. <text:s/><text:span text:style-name="T5">Publishers </text:span>and <text:span text:style-name="T5">Subscribers</text:span> must be in the same Domain in order to associate with each other. <text:s/>Here we use the arbitrary domain ID of 42.</text:p>
      <text:p text:style-name="Standard"/>
      <text:p text:style-name="Standard">The next argument is a quality-of-service policy, or QoS policy. <text:s/>QoS policies define different aspects of the communication between publishers and subscribers, such as history and durability.</text:p>
      <text:p text:style-name="Standard"/>
      <text:p text:style-name="Standard">In our example, we use the default publisher Qos policy, so we provide the constant <text:s/><text:span text:style-name="Source_20_Text">PARTICIPANT_QOS_DEFAULT</text:span>.</text:p>
      <text:p text:style-name="Standard"/>
      <table:table table:name="Table10" table:style-name="Table10">
        <table:table-column table:style-name="Table10.A"/>
        <table:table-row>
          <table:table-cell table:style-name="Table10.A1" office:value-type="string">
            <text:p text:style-name="P1">Note:</text:p>
            <text:p text:style-name="P3">For more information about QoS policies, including compatibility, see the <text:span text:style-name="T1">OpenDDS Developer's Guide</text:span> chapter 3.</text:p>
          </table:table-cell>
        </table:table-row>
      </table:table>
      <text:p text:style-name="Standard"/>
      <text:p text:style-name="Standard">The next argument to create_participant is a pointer to a participant listener. <text:s/>Like our <text:span text:style-name="T5">DataReaderListener</text:span>, DDS can provide callbacks to listeners of a <text:span text:style-name="T5">DomainParticipant</text:span>. <text:s/>Since our example does not include a participant listener, we pass in a 0 value. <text:s/>The final argument is a status mask, indicating under what conditions the listener should be notified. <text:s/>Since we provide no listener, this argument is ignored.</text:p>
      <text:p text:style-name="Standard"/>
      <text:p text:style-name="Standard">The <text:span text:style-name="T1">createParticipant</text:span> method checks the result of the <text:span text:style-name="T1">create_participant</text:span>() call and either raises an exception, or returns the participant:</text:p>
      <text:p text:style-name="Standard"/>
      <text:p text:style-name="Standard"><text:span text:style-name="Source_20_Text"><text:s/>25 <text:s text:c="2"/>// Check for failure</text:span></text:p>
      <text:p text:style-name="Standard"><text:span text:style-name="Source_20_Text"><text:s/>26 <text:s text:c="2"/>if (!participant) {</text:span></text:p>
      <text:p text:style-name="Standard"><text:span text:style-name="Source_20_Text"><text:s/>27 <text:s text:c="4"/>throw std::string("failed to create domain participant");</text:span></text:p>
      <text:p text:style-name="Standard"><text:span text:style-name="Source_20_Text"><text:s/>28 <text:s text:c="2"/>}</text:span></text:p>
      <text:p text:style-name="Standard"><text:span text:style-name="Source_20_Text"><text:s/>29 <text:s text:c="2"/>return participant;</text:span></text:p>
      <text:p text:style-name="Standard"><text:span text:style-name="Source_20_Text"/></text:p>
      <text:p text:style-name="Standard">The next boilerplate method is <text:span text:style-name="T1">createTopic</text:span>(). <text:s/>This method first creates and registers type support for a topic, and raises an exception if it fails:</text:p>
      <text:p text:style-name="Standard"/>
      <text:p text:style-name="Standard"><text:span text:style-name="Source_20_Text"><text:s/>32 DDS::Topic_var</text:span></text:p>
      <text:p text:style-name="Standard"><text:span text:style-name="Source_20_Text"><text:s/>33 createTopic(DDS::DomainParticipant_var participant)</text:span></text:p>
      <text:p text:style-name="Standard"><text:span text:style-name="Source_20_Text"><text:s/>34 {</text:span></text:p>
      <text:p text:style-name="Standard"><text:span text:style-name="Source_20_Text"><text:s/>35 <text:s text:c="2"/>// Register TypeSupport (Messenger::Message)</text:span></text:p>
      <text:p text:style-name="Standard"><text:span text:style-name="Source_20_Text"><text:s/>36 <text:s text:c="2"/>Messenger::MessageTypeSupport_var ts =</text:span></text:p>
      <text:p text:style-name="Standard"><text:span text:style-name="Source_20_Text"><text:s/>37 <text:s text:c="4"/>new Messenger::MessageTypeSupportImpl;</text:span></text:p>
      <text:p text:style-name="Standard"><text:span text:style-name="Source_20_Text"><text:s/>38 </text:span></text:p>
      <text:p text:style-name="Standard"><text:span text:style-name="Source_20_Text"><text:s/>39 <text:s text:c="2"/>if (ts-&gt;register_type(participant, "") != DDS::RETCODE_OK) {</text:span></text:p>
      <text:p text:style-name="Standard"><text:span text:style-name="Source_20_Text"><text:s/>40 <text:s text:c="4"/>throw std::string("failed to register type support");</text:span></text:p>
      <text:p text:style-name="Standard"><text:span text:style-name="Source_20_Text"><text:s/>41 <text:s text:c="2"/>}</text:span></text:p>
      <text:p text:style-name="Standard"><text:span text:style-name="Source_20_Text"/></text:p>
      <text:p text:style-name="Standard">Type support objects contain the serialization and deserialization code for a specific data type. <text:s/>Type <text:soft-page-break/>support is registered by the call to <text:span text:style-name="T3">register_type</text:span>() on line 39. <text:s/>This binds the type support code to the type name for the class. <text:s/>Note that the second argument to <text:span text:style-name="T1">register_type</text:span>() is an empty string, which uses the default type name for the <text:span text:style-name="T5">MessageTypeSupport</text:span> class. <text:s/>If the type support registration fails, an exception is raised.</text:p>
      <text:p text:style-name="Standard"/>
      <text:p text:style-name="Standard">Next, <text:span text:style-name="T3">createTopic</text:span>() actually creates the Topic:</text:p>
      <text:p text:style-name="Standard"/>
      <text:p text:style-name="Standard"><text:s text:c="2"/><text:span text:style-name="Source_20_Text">43 <text:s text:c="2"/>// Create Topic (Movie Discussion List)</text:span></text:p>
      <text:p text:style-name="Standard"><text:span text:style-name="Source_20_Text"><text:s/>44 <text:s text:c="2"/>CORBA::String_var type_name = ts-&gt;get_type_name();</text:span></text:p>
      <text:p text:style-name="Standard"><text:span text:style-name="Source_20_Text"><text:s/>45 <text:s text:c="2"/>DDS::Topic_var topic =</text:span></text:p>
      <text:p text:style-name="Standard"><text:span text:style-name="Source_20_Text"><text:s/>46 <text:s text:c="4"/>participant-&gt;create_topic("Movie Discussion List",</text:span></text:p>
      <text:p text:style-name="Standard"><text:span text:style-name="Source_20_Text"><text:s/>47 <text:s text:c="30"/>type_name,</text:span></text:p>
      <text:p text:style-name="Standard"><text:span text:style-name="Source_20_Text"><text:s/>48 <text:s text:c="30"/>TOPIC_QOS_DEFAULT,</text:span></text:p>
      <text:p text:style-name="Standard"><text:span text:style-name="Source_20_Text"><text:s/>49 <text:s text:c="30"/>0,</text:span></text:p>
      <text:p text:style-name="Standard"><text:span text:style-name="Source_20_Text"><text:s/>50 <text:s text:c="30"/>OpenDDS::DCPS::DEFAULT_STATUS_MASK);</text:span></text:p>
      <text:p text:style-name="Standard"><text:span text:style-name="Source_20_Text"/></text:p>
      <text:p text:style-name="Standard">The topic is created by the call to <text:span text:style-name="T1">create_topic</text:span>() on line 46. <text:s/>This method accepts five arguments. <text:s/>First, is the topic name. <text:s/>Next, is the type name, which must match the one passed to <text:span text:style-name="T1">register_type</text:span>(). <text:s/>Third, is the QoS policy, again a default. <text:s/>Fourth is a topic listener, which is not provided in this example. <text:s/>Finally a status mask for the topic listener.</text:p>
      <text:p text:style-name="Standard"/>
      <text:p text:style-name="Standard">The createTopic() method checks the create_topic() regurn code and takes appropriate action:</text:p>
      <text:p text:style-name="Standard"/>
      <text:p text:style-name="Standard"><text:span text:style-name="Source_20_Text"><text:s/>52 <text:s text:c="2"/>// Check for failure</text:span></text:p>
      <text:p text:style-name="Standard"><text:span text:style-name="Source_20_Text"><text:s/>53 <text:s text:c="2"/>if (!topic) {</text:span></text:p>
      <text:p text:style-name="Standard"><text:span text:style-name="Source_20_Text"><text:s/>54 <text:s text:c="4"/>throw std::string("failed to create topic");</text:span></text:p>
      <text:p text:style-name="Standard"><text:span text:style-name="Source_20_Text"><text:s/>55 <text:s text:c="2"/>}</text:span></text:p>
      <text:p text:style-name="Standard"><text:span text:style-name="Source_20_Text"><text:s/>56 <text:s text:c="2"/>return topic;</text:span></text:p>
      <text:p text:style-name="Standard"><text:span text:style-name="Source_20_Text"><text:s/>57 }</text:span></text:p>
      <text:p text:style-name="Standard"><text:span text:style-name="Source_20_Text"/></text:p>
      <text:p text:style-name="Standard">Boilerplate next has two similar methods, createPublisher and createSubscriber, which use the participant to create a <text:span text:style-name="T5">Publisher</text:span> or <text:span text:style-name="T5">Subscriber</text:span>, check the status code, and raise and error or return the newly created object:</text:p>
      <text:p text:style-name="Standard"/>
      <text:p text:style-name="Standard"><text:span text:style-name="Source_20_Text"><text:s/>59 DDS::Publisher_var</text:span></text:p>
      <text:p text:style-name="Standard"><text:span text:style-name="Source_20_Text"><text:s/>60 createPublisher(DDS::DomainParticipant_var participant)</text:span></text:p>
      <text:p text:style-name="Standard"><text:span text:style-name="Source_20_Text"><text:s/>61 {</text:span></text:p>
      <text:p text:style-name="Standard"><text:span text:style-name="Source_20_Text"><text:s/>62 <text:s text:c="2"/>// Create Publisher</text:span></text:p>
      <text:p text:style-name="Standard"><text:span text:style-name="Source_20_Text"><text:s/>63 <text:s text:c="2"/>DDS::Publisher_var publisher =</text:span></text:p>
      <text:p text:style-name="Standard"><text:span text:style-name="Source_20_Text"><text:s/>64 <text:s text:c="4"/>participant-&gt;create_publisher(</text:span></text:p>
      <text:p text:style-name="Standard"><text:span text:style-name="Source_20_Text"><text:s/>65 <text:s text:c="8"/>PUBLISHER_QOS_DEFAULT,</text:span></text:p>
      <text:p text:style-name="Standard"><text:span text:style-name="Source_20_Text"><text:s/>66 <text:s text:c="8"/>0,</text:span></text:p>
      <text:p text:style-name="Standard"><text:span text:style-name="Source_20_Text"><text:s/>67 <text:s text:c="8"/>OpenDDS::DCPS::DEFAULT_STATUS_MASK);</text:span></text:p>
      <text:p text:style-name="Standard"><text:span text:style-name="Source_20_Text"><text:s/>68 </text:span></text:p>
      <text:p text:style-name="Standard"><text:span text:style-name="Source_20_Text"><text:s/>69 <text:s text:c="2"/>// Check for failure</text:span></text:p>
      <text:p text:style-name="Standard"><text:span text:style-name="Source_20_Text"><text:s/>70 <text:s text:c="2"/>if (!publisher) {</text:span></text:p>
      <text:p text:style-name="Standard"><text:span text:style-name="Source_20_Text"><text:s/>71 <text:s text:c="4"/>throw std::string("failed to create publisher");</text:span></text:p>
      <text:p text:style-name="Standard"><text:span text:style-name="Source_20_Text"><text:s/>72 <text:s text:c="2"/>}</text:span></text:p>
      <text:p text:style-name="Standard"><text:span text:style-name="Source_20_Text"><text:s/>73 <text:s text:c="2"/>return publisher;</text:span></text:p>
      <text:p text:style-name="Standard"><text:span text:style-name="Source_20_Text"><text:s/>74 }</text:span></text:p>
      <text:p text:style-name="Standard"><text:span text:style-name="Source_20_Text"><text:s/>75 </text:span></text:p>
      <text:p text:style-name="Standard"><text:soft-page-break/><text:span text:style-name="Source_20_Text"><text:s/>76 DDS::Subscriber_var</text:span></text:p>
      <text:p text:style-name="Standard"><text:span text:style-name="Source_20_Text"><text:s/>77 createSubscriber(DDS::DomainParticipant_var participant)</text:span></text:p>
      <text:p text:style-name="Standard"><text:span text:style-name="Source_20_Text"><text:s/>78 {</text:span></text:p>
      <text:p text:style-name="Standard"><text:span text:style-name="Source_20_Text"><text:s/>79 <text:s text:c="2"/>// Create Subscriber</text:span></text:p>
      <text:p text:style-name="Standard"><text:span text:style-name="Source_20_Text"><text:s/>80 <text:s text:c="2"/>DDS::Subscriber_var subscriber =</text:span></text:p>
      <text:p text:style-name="Standard"><text:span text:style-name="Source_20_Text"><text:s/>81 <text:s text:c="6"/>participant-&gt;create_subscriber(</text:span></text:p>
      <text:p text:style-name="Standard"><text:span text:style-name="Source_20_Text"><text:s/>82 <text:s text:c="10"/>SUBSCRIBER_QOS_DEFAULT,</text:span></text:p>
      <text:p text:style-name="Standard"><text:span text:style-name="Source_20_Text"><text:s/>83 <text:s text:c="10"/>0,</text:span></text:p>
      <text:p text:style-name="Standard"><text:span text:style-name="Source_20_Text"><text:s/>84 <text:s text:c="10"/>OpenDDS::DCPS::DEFAULT_STATUS_MASK);</text:span></text:p>
      <text:p text:style-name="Standard"><text:span text:style-name="Source_20_Text"><text:s/>85 </text:span></text:p>
      <text:p text:style-name="Standard"><text:span text:style-name="Source_20_Text"><text:s/>86 <text:s text:c="2"/>// Check for failure</text:span></text:p>
      <text:p text:style-name="Standard"><text:span text:style-name="Source_20_Text"><text:s/>87 <text:s text:c="2"/>if (!subscriber) {</text:span></text:p>
      <text:p text:style-name="Standard"><text:span text:style-name="Source_20_Text"><text:s/>88 <text:s text:c="4"/>throw std::string("failed to create subscriber");</text:span></text:p>
      <text:p text:style-name="Standard"><text:span text:style-name="Source_20_Text"><text:s/>89 <text:s text:c="2"/>}</text:span></text:p>
      <text:p text:style-name="Standard"><text:span text:style-name="Source_20_Text"><text:s/>90 </text:span></text:p>
      <text:p text:style-name="Standard"><text:span text:style-name="Source_20_Text"><text:s/>91 <text:s text:c="2"/>return subscriber;</text:span></text:p>
      <text:p text:style-name="Standard"><text:span text:style-name="Source_20_Text"><text:s/>92 }</text:span></text:p>
      <text:p text:style-name="Standard"><text:span text:style-name="Source_20_Text"/></text:p>
      <text:p text:style-name="Standard">Again, both use the default QOS policy, provide no listener, and provide an (ignored) default status mask for the listener.</text:p>
      <text:p text:style-name="Standard"/>
      <text:p text:style-name="Standard">Simarly the <text:span text:style-name="T5">DataWriter</text:span> is created:</text:p>
      <text:p text:style-name="Standard"/>
      <text:p text:style-name="Standard"><text:span text:style-name="Source_20_Text"><text:s/>94 DDS::DataWriter_var</text:span></text:p>
      <text:p text:style-name="Standard"><text:span text:style-name="Source_20_Text"><text:s/>95 createDataWriter(</text:span></text:p>
      <text:p text:style-name="Standard"><text:span text:style-name="Source_20_Text"><text:s/>96 <text:s text:c="2"/>DDS::Publisher_var publisher,</text:span></text:p>
      <text:p text:style-name="Standard"><text:span text:style-name="Source_20_Text"><text:s/>97 <text:s text:c="2"/>DDS::Topic_var topic)</text:span></text:p>
      <text:p text:style-name="Standard"><text:span text:style-name="Source_20_Text"><text:s/>98 {</text:span></text:p>
      <text:p text:style-name="Standard"><text:span text:style-name="Source_20_Text"><text:s/>99 <text:s text:c="2"/>// Create DataWriter</text:span></text:p>
      <text:p text:style-name="Standard"><text:span text:style-name="Source_20_Text">100 <text:s text:c="2"/>DDS::DataWriter_var writer =</text:span></text:p>
      <text:p text:style-name="Standard"><text:span text:style-name="Source_20_Text">101 <text:s text:c="4"/>publisher-&gt;create_datawriter(topic,</text:span></text:p>
      <text:p text:style-name="Standard"><text:span text:style-name="Source_20_Text">102 <text:s text:c="33"/>DATAWRITER_QOS_DEFAULT,</text:span></text:p>
      <text:p text:style-name="Standard"><text:span text:style-name="Source_20_Text">103 <text:s text:c="33"/>0,</text:span></text:p>
      <text:p text:style-name="Standard"><text:span text:style-name="Source_20_Text">104 <text:s text:c="33"/>OpenDDS::DCPS::DEFAULT_STATUS_MASK);</text:span></text:p>
      <text:p text:style-name="Standard"><text:span text:style-name="Source_20_Text">105 </text:span></text:p>
      <text:p text:style-name="Standard"><text:span text:style-name="Source_20_Text">106 <text:s text:c="2"/>// Check for failure</text:span></text:p>
      <text:p text:style-name="Standard"><text:span text:style-name="Source_20_Text">107 <text:s text:c="2"/>if (!writer) {</text:span></text:p>
      <text:p text:style-name="Standard"><text:span text:style-name="Source_20_Text">108 <text:s text:c="4"/>throw std::string("failed to create data writer");</text:span></text:p>
      <text:p text:style-name="Standard"><text:span text:style-name="Source_20_Text">109 <text:s text:c="2"/>}</text:span></text:p>
      <text:p text:style-name="Standard"><text:span text:style-name="Source_20_Text">110 </text:span></text:p>
      <text:p text:style-name="Standard"><text:span text:style-name="Source_20_Text">111 <text:s text:c="2"/>return writer;</text:span></text:p>
      <text:p text:style-name="Standard"><text:span text:style-name="Source_20_Text">112 }</text:span></text:p>
      <text:p text:style-name="Standard"><text:span text:style-name="Source_20_Text"/></text:p>
      <text:p text:style-name="Standard">The <text:span text:style-name="T5">Publisher</text:span> is used to create the <text:span text:style-name="T5">DataWriter</text:span> for a given <text:span text:style-name="T5">Topic</text:span>, which is the first argument passed to <text:span text:style-name="T4">create_datawriter</text:span>(). <text:s/>Like the others, defaults are provided, and errors checked.</text:p>
      <text:p text:style-name="Standard"/>
      <text:p text:style-name="Standard">The method <text:span text:style-name="T1">createDataReader</text:span>() is slightliy different. <text:s/>It accepts a listener argument, because our example uses a <text:span text:style-name="T5">DataReaderListener</text:span>.</text:p>
      <text:p text:style-name="Standard"/>
      <text:p text:style-name="Standard">DDS::DataReader_var</text:p>
      <text:p text:style-name="Standard">createDataReader(</text:p>
      <text:p text:style-name="Standard"><text:soft-page-break/><text:s text:c="2"/>DDS::Subscriber_var subscriber,</text:p>
      <text:p text:style-name="Standard"><text:s text:c="2"/>DDS::Topic_var topic,</text:p>
      <text:p text:style-name="Standard"><text:s text:c="2"/>DDS::DataReaderListener_var listener)</text:p>
      <text:p text:style-name="Standard">{</text:p>
      <text:p text:style-name="Standard"><text:s text:c="2"/>// Create DataReader</text:p>
      <text:p text:style-name="Standard"><text:s text:c="2"/>DDS::DataReader_var reader =</text:p>
      <text:p text:style-name="Standard"><text:s text:c="4"/>subscriber-&gt;create_datareader(topic,</text:p>
      <text:p text:style-name="Standard"><text:s text:c="34"/>DATAREADER_QOS_DEFAULT,</text:p>
      <text:p text:style-name="Standard"><text:s text:c="34"/>listener,</text:p>
      <text:p text:style-name="Standard"><text:s text:c="34"/>OpenDDS::DCPS::DEFAULT_STATUS_MASK);</text:p>
      <text:p text:style-name="Standard"></text:p>
      <text:p text:style-name="Standard"><text:s text:c="2"/>// Check for failure</text:p>
      <text:p text:style-name="Standard"><text:s text:c="2"/>if (!reader) {</text:p>
      <text:p text:style-name="Standard"><text:s text:c="4"/>throw std::string("failed to create data reader");</text:p>
      <text:p text:style-name="Standard"><text:s text:c="2"/>}</text:p>
      <text:p text:style-name="Standard"></text:p>
      <text:p text:style-name="Standard"><text:s text:c="2"/>return reader;</text:p>
      <text:p text:style-name="Standard">}</text:p>
      <text:p text:style-name="Standard"/>
      <text:p text:style-name="Standard">That listener is passed to <text:span text:style-name="T1">create_datareader</text:span>(), with default Qos and status masks, and the return code checked as usual.</text:p>
      <text:p text:style-name="Standard"/>
      <text:p text:style-name="Standard">Four <text:span text:style-name="T1">narrow</text:span>() methods are in <text:span text:style-name="T8">B</text:span>oilerplate.cpp – one for <text:span text:style-name="T5">MessageDataWriter </text:span>and one for <text:span text:style-name="T5">MessageDataReader</text:span>. <text:s/>Recall that <text:span text:style-name="T1">narrow</text:span>() is a type-safe downcast. <text:s/>Overloads are provided accepting _var and _ptr versions of the method. <text:s/>This is necessary because if a non-var pointer is passed as a var argument, the object can be accidentally cleaned up. <text:s/>In some of our cases, we have non-var <text:span text:style-name="T5">DataReaders </text:span>and <text:span text:style-name="T5">DataWriters </text:span>to narrow, so this overloading is necessary.</text:p>
      <text:p text:style-name="Standard"/>
      <text:p text:style-name="Standard">Each <text:span text:style-name="T1">narrow</text:span>() method invokes the <text:span text:style-name="T1">_narrow</text:span>() method on the object, and saves the result in a type-specific <text:span text:style-name="T10">MessageDataWriter </text:span>or <text:span text:style-name="T10">MessageDataReader</text:span>:</text:p>
      <text:p text:style-name="Standard"/>
      <text:p text:style-name="Standard"><text:span text:style-name="Source_20_Text">135 Messenger::MessageDataWriter_var</text:span></text:p>
      <text:p text:style-name="Standard"><text:span text:style-name="Source_20_Text">136 narrow(DDS::DataWriter_var writer)</text:span></text:p>
      <text:p text:style-name="Standard"><text:span text:style-name="Source_20_Text">137 {</text:span></text:p>
      <text:p text:style-name="Standard"><text:span text:style-name="Source_20_Text">138 <text:s text:c="2"/>// Safe cast to type-specific data writer</text:span></text:p>
      <text:p text:style-name="Standard"><text:span text:style-name="Source_20_Text">139 <text:s text:c="2"/>Messenger::MessageDataWriter_var message_writer =</text:span></text:p>
      <text:p text:style-name="Standard"><text:span text:style-name="Source_20_Text">140 <text:s text:c="4"/>Messenger::MessageDataWriter::_narrow(writer);</text:span></text:p>
      <text:p text:style-name="Standard"><text:span text:style-name="Source_20_Text">141 </text:span></text:p>
      <text:p text:style-name="Standard"><text:span text:style-name="Source_20_Text">142 <text:s text:c="2"/>// Check for failure</text:span></text:p>
      <text:p text:style-name="Standard"><text:span text:style-name="Source_20_Text">143 <text:s text:c="2"/>if (!message_writer) {</text:span></text:p>
      <text:p text:style-name="Standard"><text:span text:style-name="Source_20_Text">144 <text:s text:c="4"/>throw std::string("failed to narrow data writer");</text:span></text:p>
      <text:p text:style-name="Standard"><text:span text:style-name="Source_20_Text">145 <text:s text:c="2"/>}</text:span></text:p>
      <text:p text:style-name="Standard"><text:span text:style-name="Source_20_Text">146 </text:span></text:p>
      <text:p text:style-name="Standard"><text:span text:style-name="Source_20_Text">147 <text:s text:c="2"/>return message_writer;</text:span></text:p>
      <text:p text:style-name="Standard"><text:span text:style-name="Source_20_Text">148 }</text:span></text:p>
      <text:p text:style-name="Standard"><text:span text:style-name="Source_20_Text">149 </text:span></text:p>
      <text:p text:style-name="Standard"><text:span text:style-name="Source_20_Text">150 Messenger::MessageDataReader_var</text:span></text:p>
      <text:p text:style-name="Standard"><text:span text:style-name="Source_20_Text">151 narrow(DDS::DataReader_var reader)</text:span></text:p>
      <text:p text:style-name="Standard"><text:span text:style-name="Source_20_Text">152 {</text:span></text:p>
      <text:p text:style-name="Standard"><text:span text:style-name="Source_20_Text">153 <text:s text:c="2"/>// Safe cast to type-specific data reader</text:span></text:p>
      <text:p text:style-name="Standard"><text:soft-page-break/><text:span text:style-name="Source_20_Text">154 <text:s text:c="2"/>Messenger::MessageDataReader_var message_reader =</text:span></text:p>
      <text:p text:style-name="Standard"><text:span text:style-name="Source_20_Text">155 <text:s text:c="4"/>Messenger::MessageDataReader::_narrow(reader);</text:span></text:p>
      <text:p text:style-name="Standard"><text:span text:style-name="Source_20_Text">156 </text:span></text:p>
      <text:p text:style-name="Standard"><text:span text:style-name="Source_20_Text">157 <text:s text:c="2"/>// Check for failure</text:span></text:p>
      <text:p text:style-name="Standard"><text:span text:style-name="Source_20_Text">158 <text:s text:c="2"/>if (!message_reader) {</text:span></text:p>
      <text:p text:style-name="Standard"><text:span text:style-name="Source_20_Text">159 <text:s text:c="4"/>throw std::string("failed to narrow data reader");</text:span></text:p>
      <text:p text:style-name="Standard"><text:span text:style-name="Source_20_Text">160 <text:s text:c="2"/>}</text:span></text:p>
      <text:p text:style-name="Standard"><text:span text:style-name="Source_20_Text">161 </text:span></text:p>
      <text:p text:style-name="Standard"><text:span text:style-name="Source_20_Text">162 <text:s text:c="2"/>return message_reader;</text:span></text:p>
      <text:p text:style-name="Standard"><text:span text:style-name="Source_20_Text">163 }</text:span></text:p>
      <text:p text:style-name="Standard"><text:span text:style-name="Source_20_Text">164 </text:span></text:p>
      <text:p text:style-name="Standard"><text:span text:style-name="Source_20_Text">165 Messenger::MessageDataWriter_var</text:span></text:p>
      <text:p text:style-name="Standard"><text:span text:style-name="Source_20_Text">166 narrow(DDS::DataWriter_ptr writer)</text:span></text:p>
      <text:p text:style-name="Standard"><text:span text:style-name="Source_20_Text">167 {</text:span></text:p>
      <text:p text:style-name="Standard"><text:span text:style-name="Source_20_Text">168 <text:s text:c="2"/>// Safe cast to type-specific data writer</text:span></text:p>
      <text:p text:style-name="Standard"><text:span text:style-name="Source_20_Text">169 <text:s text:c="2"/>Messenger::MessageDataWriter_var message_writer =</text:span></text:p>
      <text:p text:style-name="Standard"><text:span text:style-name="Source_20_Text">170 <text:s text:c="4"/>Messenger::MessageDataWriter::_narrow(writer);</text:span></text:p>
      <text:p text:style-name="Standard"><text:span text:style-name="Source_20_Text">171 </text:span></text:p>
      <text:p text:style-name="Standard"><text:span text:style-name="Source_20_Text">172 <text:s text:c="2"/>// Check for failure</text:span></text:p>
      <text:p text:style-name="Standard"><text:span text:style-name="Source_20_Text">173 <text:s text:c="2"/>if (!message_writer) {</text:span></text:p>
      <text:p text:style-name="Standard"><text:span text:style-name="Source_20_Text">174 <text:s text:c="4"/>throw std::string("failed to narrow data writer");</text:span></text:p>
      <text:p text:style-name="Standard"><text:span text:style-name="Source_20_Text">175 <text:s text:c="2"/>}</text:span></text:p>
      <text:p text:style-name="Standard"><text:span text:style-name="Source_20_Text">176 </text:span></text:p>
      <text:p text:style-name="Standard"><text:span text:style-name="Source_20_Text">177 <text:s text:c="2"/>return message_writer;</text:span></text:p>
      <text:p text:style-name="Standard"><text:span text:style-name="Source_20_Text">178 }</text:span></text:p>
      <text:p text:style-name="Standard"><text:span text:style-name="Source_20_Text">179 </text:span></text:p>
      <text:p text:style-name="Standard"><text:span text:style-name="Source_20_Text">180 Messenger::MessageDataReader_var</text:span></text:p>
      <text:p text:style-name="Standard"><text:span text:style-name="Source_20_Text">181 narrow(DDS::DataReader_ptr reader)</text:span></text:p>
      <text:p text:style-name="Standard"><text:span text:style-name="Source_20_Text">182 {</text:span></text:p>
      <text:p text:style-name="Standard"><text:span text:style-name="Source_20_Text">183 <text:s text:c="2"/>// Safe cast to type-specific data reader</text:span></text:p>
      <text:p text:style-name="Standard"><text:span text:style-name="Source_20_Text">184 <text:s text:c="2"/>Messenger::MessageDataReader_var message_reader =</text:span></text:p>
      <text:p text:style-name="Standard"><text:span text:style-name="Source_20_Text">185 <text:s text:c="4"/>Messenger::MessageDataReader::_narrow(reader);</text:span></text:p>
      <text:p text:style-name="Standard"><text:span text:style-name="Source_20_Text">186 </text:span></text:p>
      <text:p text:style-name="Standard"><text:span text:style-name="Source_20_Text">187 <text:s text:c="2"/>// Check for failure</text:span></text:p>
      <text:p text:style-name="Standard"><text:span text:style-name="Source_20_Text">188 <text:s text:c="2"/>if (!message_reader) {</text:span></text:p>
      <text:p text:style-name="Standard"><text:span text:style-name="Source_20_Text">189 <text:s text:c="4"/>throw std::string("failed to narrow data reader");</text:span></text:p>
      <text:p text:style-name="Standard"><text:span text:style-name="Source_20_Text">190 <text:s text:c="2"/>}</text:span></text:p>
      <text:p text:style-name="Standard"><text:span text:style-name="Source_20_Text">191 </text:span></text:p>
      <text:p text:style-name="Standard"><text:span text:style-name="Source_20_Text">192 <text:s text:c="2"/>return message_reader;</text:span></text:p>
      <text:p text:style-name="Standard"><text:span text:style-name="Source_20_Text">193 }</text:span></text:p>
      <text:p text:style-name="Standard"><text:span text:style-name="Source_20_Text"/></text:p>
      <text:p text:style-name="Standard">Finally there is the cleanup method, which tells a participant to clean up its contained objects prior to deleting itself and shutting down:</text:p>
      <text:p text:style-name="Standard"/>
      <text:p text:style-name="Standard"><text:span text:style-name="Source_20_Text">195 void</text:span></text:p>
      <text:p text:style-name="Standard"><text:span text:style-name="Source_20_Text">196 cleanup(</text:span></text:p>
      <text:p text:style-name="Standard"><text:span text:style-name="Source_20_Text">197 <text:s text:c="2"/>DDS::DomainParticipant_var participant,</text:span></text:p>
      <text:p text:style-name="Standard"><text:span text:style-name="Source_20_Text">198 <text:s text:c="2"/>DDS::DomainParticipantFactory_var dpf)</text:span></text:p>
      <text:p text:style-name="Standard"><text:span text:style-name="Source_20_Text">199 {</text:span></text:p>
      <text:p text:style-name="Standard"><text:span text:style-name="Source_20_Text">200 <text:s text:c="2"/>// Delete any topics, publishers and subscribers owned by participant</text:span></text:p>
      <text:p text:style-name="Standard"><text:span text:style-name="Source_20_Text">201 <text:s text:c="2"/>participant-&gt;delete_contained_entities();</text:span></text:p>
      <text:p text:style-name="Standard"><text:span text:style-name="Source_20_Text">202 <text:s text:c="2"/>// Delete participant itself</text:span></text:p>
      <text:p text:style-name="Standard"><text:soft-page-break/><text:span text:style-name="Source_20_Text">203 <text:s text:c="2"/>dpf-&gt;delete_participant(participant);</text:span></text:p>
      <text:p text:style-name="Standard"><text:span text:style-name="Source_20_Text">204 <text:s text:c="2"/>// Shut down info repo connection</text:span></text:p>
      <text:p text:style-name="Standard"><text:span text:style-name="Source_20_Text">205 <text:s text:c="2"/>TheServiceParticipant-&gt;shutdown();</text:span></text:p>
      <text:p text:style-name="Standard"><text:span text:style-name="Source_20_Text">206 }</text:span></text:p>
      <text:p text:style-name="Standard"/>
      <text:p text:style-name="Standard">Messenger IDL</text:p>
      <text:p text:style-name="Standard"/>
      <text:p text:style-name="Standard"/>
      <text:p text:style-name="Standard">Messenger MPC</text:p>
      <text:p text:style-name="Standard"/>
      <text:h text:style-name="Heading_20_1" text:outline-level="1">Adapting The Messenger Example</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Heading_20_3" style:display-name="Heading 3" style:family="paragraph" style:parent-style-name="Heading" style:next-style-name="Text_20_body" style:class="text" style:default-outline-level="3">
      <style:text-properties fo:font-size="13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Citation" style:family="text">
      <style:text-properties fo:font-style="italic" style:font-style-asian="italic" style:font-style-complex="italic"/>
    </style:style>
    <style:style style:name="Source_20_Text" style:display-name="Source Text" style:family="text">
      <style:text-properties style:font-name="DejaVu Sans Mono" fo:font-size="11pt" fo:background-color="transparent" style:font-name-asian="DejaVu Sans Mono" style:font-size-asian="10.5pt" style:font-name-complex="DejaVu Sans Mono"/>
    </style:style>
    <style:style style:name="Definition" style:family="text"/>
    <style:style style:name="Inline_20_Note" style:display-name="Inline Note" style:family="text" style:parent-style-name="Caption_20_characters">
      <style:text-properties fo:background-color="#ffff66" style:font-size-asian="10.5pt"/>
    </style:style>
    <style:style style:name="Footnote_20_Symbol" style:display-name="Footnote Symbol" style:family="text"/>
    <style:style style:name="Caption_20_characters" style:display-name="Caption character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Jeff Schmitz</meta:initial-creator>
    <meta:creation-date>2011-11-04T15:58:27</meta:creation-date>
    <dc:creator>Jeff Schmitz</dc:creator>
    <dc:date>2011-12-01T13:26:17</dc:date>
    <meta:editing-cycles>476</meta:editing-cycles>
    <meta:editing-duration>P1DT9H12M11S</meta:editing-duration>
    <meta:user-defined meta:name="Info 1"/>
    <meta:user-defined meta:name="Info 2"/>
    <meta:user-defined meta:name="Info 3"/>
    <meta:user-defined meta:name="Info 4"/>
    <meta:document-statistic meta:table-count="10" meta:image-count="0" meta:object-count="0" meta:page-count="19" meta:paragraph-count="521" meta:word-count="5294" meta:character-count="36091"/>
  </office:meta>
</office:document-meta>
</file>